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9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6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 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emp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pecial de navid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no cobra el bono de Navidad, y el tatuaje de Bart se come el fondo de emergencia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5];[.$I$1];[.$H$1];[.C5];[.$H$1];[.$I$1];[.F5];[.$I$1];[.$H$1];[.E5];[.$H$1];[.$I$1];[.D5];[.$I$1];[.B5];[.$J$1];[.$I$1])" office:value-type="string" office:string-value="(1,‘Especial de navidad‘,1,‘Homero no cobra el bono de Navidad, y el tatuaje de Bart se come el fondo de emergencia.‘,24,1)," calcext:value-type="string">
            <text:p>(1,‘Especial de navidad‘,1,‘Homero no cobra el bono de Navidad, y el tatuaje de Bart se come el fondo de emergencia.‘,24,1),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rt es un gen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pasa a una escuela para superdotados tras cambiar la prueba de aptitud con otro niño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6];[.$I$1];[.$H$1];[.C6];[.$H$1];[.$I$1];[.F6];[.$I$1];[.$H$1];[.E6];[.$H$1];[.$I$1];[.D6];[.$I$1];[.B6];[.$J$1];[.$I$1])" office:value-type="string" office:string-value="(2,‘Bart es un genio‘,1,‘Bart pasa a una escuela para superdotados tras cambiar la prueba de aptitud con otro niño.‘,24,2)," calcext:value-type="string">
            <text:p>(2,‘Bart es un genio‘,1,‘Bart pasa a una escuela para superdotados tras cambiar la prueba de aptitud con otro niño.‘,24,2),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a odisea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pierde el trabajo por negligente. Acto seguido, se vuelve activista de seguridad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7];[.$I$1];[.$H$1];[.C7];[.$H$1];[.$I$1];[.F7];[.$I$1];[.$H$1];[.E7];[.$H$1];[.$I$1];[.D7];[.$I$1];[.B7];[.$J$1];[.$I$1])" office:value-type="string" office:string-value="(3,‘La odisea de Homero‘,1,‘Homero pierde el trabajo por negligente. Acto seguido, se vuelve activista de seguridad.‘,24,3)," calcext:value-type="string">
            <text:p>(3,‘La odisea de Homero‘,1,‘Homero pierde el trabajo por negligente. Acto seguido, se vuelve activista de seguridad.‘,24,3),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a familia mode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spués de ver que otras familias se llevan bien, Homero obliga a Marge y los niños a ir a terapia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8];[.$I$1];[.$H$1];[.C8];[.$H$1];[.$I$1];[.F8];[.$I$1];[.$H$1];[.E8];[.$H$1];[.$I$1];[.D8];[.$I$1];[.B8];[.$J$1];[.$I$1])" office:value-type="string" office:string-value="(4,‘Una familia modelo‘,1,‘Después de ver que otras familias se llevan bien, Homero obliga a Marge y los niños a ir a terapia.‘,24,4)," calcext:value-type="string">
            <text:p>(4,‘Una familia modelo‘,1,‘Después de ver que otras familias se llevan bien, Homero obliga a Marge y los niños a ir a terapia.‘,24,4),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l general Ba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le pide consejos al abuelo, que lo lleva a un entrenamiento militar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9];[.$I$1];[.$H$1];[.C9];[.$H$1];[.$I$1];[.F9];[.$I$1];[.$H$1];[.E9];[.$H$1];[.$I$1];[.D9];[.$I$1];[.B9];[.$J$1];[.$I$1])" office:value-type="string" office:string-value="(5,‘El general Bart‘,1,‘Bart le pide consejos al abuelo, que lo lleva a un entrenamiento militar.‘,24,5)," calcext:value-type="string">
            <text:p>(5,‘El general Bart‘,1,‘Bart le pide consejos al abuelo, que lo lleva a un entrenamiento militar.‘,24,5),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a depresión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ahoga las penas en el blues. Homero toma clases para ganarle a Bart en un videojuego de box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0];[.$I$1];[.$H$1];[.C10];[.$H$1];[.$I$1];[.F10];[.$I$1];[.$H$1];[.E10];[.$H$1];[.$I$1];[.D10];[.$I$1];[.B10];[.$J$1];[.$I$1])" office:value-type="string" office:string-value="(6,‘La depresión de Lisa‘,1,‘Lisa ahoga las penas en el blues. Homero toma clases para ganarle a Bart en un videojuego de box.‘,24,6)," calcext:value-type="string">
            <text:p>(6,‘La depresión de Lisa‘,1,‘Lisa ahoga las penas en el blues. Homero toma clases para ganarle a Bart en un videojuego de box.‘,24,6),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La llamada de los Simp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Simpson derrapan con la casa rodante. Homero y Bart buscan ayuda, se pierden y quedan sin ropa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1];[.$I$1];[.$H$1];[.C11];[.$H$1];[.$I$1];[.F11];[.$I$1];[.$H$1];[.E11];[.$H$1];[.$I$1];[.D11];[.$I$1];[.B11];[.$J$1];[.$I$1])" office:value-type="string" office:string-value="(7,‘La llamada de los Simpson‘,1,‘Los Simpson derrapan con la casa rodante. Homero y Bart buscan ayuda, se pierden y quedan sin ropa.‘,24,7)," calcext:value-type="string">
            <text:p>(7,‘La llamada de los Simpson‘,1,‘Los Simpson derrapan con la casa rodante. Homero y Bart buscan ayuda, se pierden y quedan sin ropa.‘,24,7),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El héroe sin cabez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hace algo que escandaliza a todos, incluso a los nuevos amigos que quería impresionar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2];[.$I$1];[.$H$1];[.C12];[.$H$1];[.$I$1];[.F12];[.$I$1];[.$H$1];[.E12];[.$H$1];[.$I$1];[.D12];[.$I$1];[.B12];[.$J$1];[.$I$1])" office:value-type="string" office:string-value="(8,‘El héroe sin cabeza‘,1,‘Bart hace algo que escandaliza a todos, incluso a los nuevos amigos que quería impresionar.‘,24,8)," calcext:value-type="string">
            <text:p>(8,‘El héroe sin cabeza‘,1,‘Bart hace algo que escandaliza a todos, incluso a los nuevos amigos que quería impresionar.‘,24,8),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Un momento de decisió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regalo de Homero a Marge la lleva a jugar bolos con un instructor que le enseña “muchas cosas”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3];[.$I$1];[.$H$1];[.C13];[.$H$1];[.$I$1];[.F13];[.$I$1];[.$H$1];[.E13];[.$H$1];[.$I$1];[.D13];[.$I$1];[.B13];[.$J$1];[.$I$1])" office:value-type="string" office:string-value="(9,‘Un momento de decisión‘,1,‘El regalo de Homero a Marge la lleva a jugar bolos con un instructor que le enseña “muchas cosas”.‘,24,9)," calcext:value-type="string">
            <text:p>(9,‘Un momento de decisión‘,1,‘El regalo de Homero a Marge la lleva a jugar bolos con un instructor que le enseña “muchas cosas”.‘,24,9),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La correría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toma una foto de Homero con una bailarina sexy en una despedida de solteros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4];[.$I$1];[.$H$1];[.C14];[.$H$1];[.$I$1];[.F14];[.$I$1];[.$H$1];[.E14];[.$H$1];[.$I$1];[.D14];[.$I$1];[.B14];[.$J$1];[.$I$1])" office:value-type="string" office:string-value="(10,‘La correría de Homero‘,1,‘Bart toma una foto de Homero con una bailarina sexy en una despedida de solteros.‘,24,10)," calcext:value-type="string">
            <text:p>(10,‘La correría de Homero‘,1,‘Bart toma una foto de Homero con una bailarina sexy en una despedida de solteros.‘,24,10),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ntercambio cultur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salva a Francia tras hacer volar a la mama del director Skinner con un petardo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5];[.$I$1];[.$H$1];[.C15];[.$H$1];[.$I$1];[.F15];[.$I$1];[.$H$1];[.E15];[.$H$1];[.$I$1];[.D15];[.$I$1];[.B15];[.$J$1];[.$I$1])" office:value-type="string" office:string-value="(11,‘Intercambio cultural‘,1,‘Bart salva a Francia tras hacer volar a la mama del director Skinner con un petardo.‘,24,11)," calcext:value-type="string">
            <text:p>(11,‘Intercambio cultural‘,1,‘Bart salva a Francia tras hacer volar a la mama del director Skinner con un petardo.‘,24,11),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Krusty va a la cárc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usty el Payaso, el héroe televisivo de Bart, va preso por un robo, y Homero atestigua contra el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6];[.$I$1];[.$H$1];[.C16];[.$H$1];[.$I$1];[.F16];[.$I$1];[.$H$1];[.E16];[.$H$1];[.$I$1];[.D16];[.$I$1];[.B16];[.$J$1];[.$I$1])" office:value-type="string" office:string-value="(12,‘Krusty va a la cárcel‘,1,‘Krusty el Payaso, el héroe televisivo de Bart, va preso por un robo, y Homero atestigua contra el.‘,24,12)," calcext:value-type="string">
            <text:p>(12,‘Krusty va a la cárcel‘,1,‘Krusty el Payaso, el héroe televisivo de Bart, va preso por un robo, y Homero atestigua contra el.‘,24,12),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Una noche encantado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y Marge dejan a los niños con una niñera que es famosa en TV y no por cariñosa.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NCATENATE([.$G$1];[.A17];[.$I$1];[.$H$1];[.C17];[.$H$1];[.$I$1];[.F17];[.$I$1];[.$H$1];[.E17];[.$H$1];[.$I$1];[.D17];[.$I$1];[.B17];[.$J$1];[.$I$1])" office:value-type="string" office:string-value="(13,‘Una noche encantadora‘,1,‘Homero y Marge dejan a los niños con una niñera que es famosa en TV y no por cariñosa.‘,24,13)," calcext:value-type="string">
            <text:p>(13,‘Una noche encantadora‘,1,‘Homero y Marge dejan a los niños con una niñera que es famosa en TV y no por cariñosa.‘,24,13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rt reprueb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le enseña al cerebro de la clase a no ser un ñoño, pero le copia demasiado bien y se preocup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18];[.$I$1];[.$H$1];[.C18];[.$H$1];[.$I$1];[.F18];[.$I$1];[.$H$1];[.E18];[.$H$1];[.$I$1];[.D18];[.$I$1];[.B18];[.$J$1];[.$I$1])" office:value-type="string" office:string-value="(1,‘Bart reprueba‘,2,‘Bart le enseña al cerebro de la clase a no ser un ñoño, pero le copia demasiado bien y se preocupa.‘,24,14)," calcext:value-type="string">
            <text:p>(1,‘Bart reprueba‘,2,‘Bart le enseña al cerebro de la clase a no ser un ñoño, pero le copia demasiado bien y se preocupa.‘,24,14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mpson y Dali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consigue un asenso, la llave del baño para ejecutivos y un secretario invaluable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19];[.$I$1];[.$H$1];[.C19];[.$H$1];[.$I$1];[.F19];[.$I$1];[.$H$1];[.E19];[.$H$1];[.$I$1];[.D19];[.$I$1];[.B19];[.$J$1];[.$I$1])" office:value-type="string" office:string-value="(2,‘Simpson y Dalila‘,2,‘Homero consigue un asenso, la llave del baño para ejecutivos y un secretario invaluable.‘,24,15)," calcext:value-type="string">
            <text:p>(2,‘Simpson y Dalila‘,2,‘Homero consigue un asenso, la llave del baño para ejecutivos y un secretario invaluable.‘,24,15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s casitas del terr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as sobre una casa embrujada, alienígenas y una interpretación del poema “El cuervo”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0];[.$I$1];[.$H$1];[.C20];[.$H$1];[.$I$1];[.F20];[.$I$1];[.$H$1];[.E20];[.$H$1];[.$I$1];[.D20];[.$I$1];[.B20];[.$J$1];[.$I$1])" office:value-type="string" office:string-value="(3,‘Las casitas del terror‘,2,‘Historias sobre una casa embrujada, alienígenas y una interpretación del poema “El cuervo”.‘,24,16)," calcext:value-type="string">
            <text:p>(3,‘Las casitas del terror‘,2,‘Historias sobre una casa embrujada, alienígenas y una interpretación del poema “El cuervo”.‘,24,16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s autos en la cochera y tres ojos en cada pe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señor Burns quiere ser gobernador para desregular la energía nuclear y mantener activa su plant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1];[.$I$1];[.$H$1];[.C21];[.$H$1];[.$I$1];[.F21];[.$I$1];[.$H$1];[.E21];[.$H$1];[.$I$1];[.D21];[.$I$1];[.B21];[.$J$1];[.$I$1])" office:value-type="string" office:string-value="(4,‘Dos autos en la cochera y tres ojos en cada pez‘,2,‘El señor Burns quiere ser gobernador para desregular la energía nuclear y mantener activa su planta.‘,24,17)," calcext:value-type="string">
            <text:p>(4,‘Dos autos en la cochera y tres ojos en cada pez‘,2,‘El señor Burns quiere ser gobernador para desregular la energía nuclear y mantener activa su planta.‘,24,17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ro el Animad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éxito de Homero como mascota de un equipo de ligas menores le da una chance en las ligas mayores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2];[.$I$1];[.$H$1];[.C22];[.$H$1];[.$I$1];[.F22];[.$I$1];[.$H$1];[.E22];[.$H$1];[.$I$1];[.D22];[.$I$1];[.B22];[.$J$1];[.$I$1])" office:value-type="string" office:string-value="(5,‘Homero el Animador‘,2,‘El éxito de Homero como mascota de un equipo de ligas menores le da una chance en las ligas mayores.‘,24,18)," calcext:value-type="string">
            <text:p>(5,‘Homero el Animador‘,2,‘El éxito de Homero como mascota de un equipo de ligas menores le da una chance en las ligas mayores.‘,24,18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 sociedad de los golfistas muert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le da consejos a Bart para manejar la presión de una rivalidad de minigolf con el vecino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3];[.$I$1];[.$H$1];[.C23];[.$H$1];[.$I$1];[.F23];[.$I$1];[.$H$1];[.E23];[.$H$1];[.$I$1];[.D23];[.$I$1];[.B23];[.$J$1];[.$I$1])" office:value-type="string" office:string-value="(6,‘La sociedad de los golfistas muertos‘,2,‘Lisa le da consejos a Bart para manejar la presión de una rivalidad de minigolf con el vecino.‘,24,19)," calcext:value-type="string">
            <text:p>(6,‘La sociedad de los golfistas muertos‘,2,‘Lisa le da consejos a Bart para manejar la presión de una rivalidad de minigolf con el vecino.‘,24,19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rt contra el Día de Graci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 el Día de Acción de Gracias, Bart huye tras destrozar accidentalmente el centro de mesa de Lis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4];[.$I$1];[.$H$1];[.C24];[.$H$1];[.$I$1];[.F24];[.$I$1];[.$H$1];[.E24];[.$H$1];[.$I$1];[.D24];[.$I$1];[.B24];[.$J$1];[.$I$1])" office:value-type="string" office:string-value="(7,‘Bart contra el Día de Gracias‘,2,‘En el Día de Acción de Gracias, Bart huye tras destrozar accidentalmente el centro de mesa de Lisa.‘,24,20)," calcext:value-type="string">
            <text:p>(7,‘Bart contra el Día de Gracias‘,2,‘En el Día de Acción de Gracias, Bart huye tras destrozar accidentalmente el centro de mesa de Lisa.‘,24,2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rt, el temerar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descubre su razón de ser después de un evento espectacular: desafiar a la muerte,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5];[.$I$1];[.$H$1];[.C25];[.$H$1];[.$I$1];[.F25];[.$I$1];[.$H$1];[.E25];[.$H$1];[.$I$1];[.D25];[.$I$1];[.B25];[.$J$1];[.$I$1])" office:value-type="string" office:string-value="(8,‘Bart, el temerario‘,2,‘Bart descubre su razón de ser después de un evento espectacular: desafiar a la muerte,‘,24,21)," calcext:value-type="string">
            <text:p>(8,‘Bart, el temerario‘,2,‘Bart descubre su razón de ser después de un evento espectacular: desafiar a la muerte,‘,24,21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my, Daly y Mar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s protestas de Marge contra la violencia en las caricaturas llevan a un renacimiento cultural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6];[.$I$1];[.$H$1];[.C26];[.$H$1];[.$I$1];[.F26];[.$I$1];[.$H$1];[.E26];[.$H$1];[.$I$1];[.D26];[.$I$1];[.B26];[.$J$1];[.$I$1])" office:value-type="string" office:string-value="(9,‘Tomy, Daly y Marge‘,2,‘Las protestas de Marge contra la violencia en las caricaturas llevan a un renacimiento cultural.‘,24,22)," calcext:value-type="string">
            <text:p>(9,‘Tomy, Daly y Marge‘,2,‘Las protestas de Marge contra la violencia en las caricaturas llevan a un renacimiento cultural.‘,24,22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t es atropellad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 abogado sugiere aprovechar el choque de Bart con el auto del señor Burns para hacer dinero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7];[.$I$1];[.$H$1];[.C27];[.$H$1];[.$I$1];[.F27];[.$I$1];[.$H$1];[.E27];[.$H$1];[.$I$1];[.D27];[.$I$1];[.B27];[.$J$1];[.$I$1])" office:value-type="string" office:string-value="(10,‘Bart es atropellado‘,2,‘Un abogado sugiere aprovechar el choque de Bart con el auto del señor Burns para hacer dinero.‘,24,23)," calcext:value-type="string">
            <text:p>(10,‘Bart es atropellado‘,2,‘Un abogado sugiere aprovechar el choque de Bart con el auto del señor Burns para hacer dinero.‘,24,23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viso de Muer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prueba el sushi, pero el pez globo que comió podría ser el bocado más peligroso de su vid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8];[.$I$1];[.$H$1];[.C28];[.$H$1];[.$I$1];[.F28];[.$I$1];[.$H$1];[.E28];[.$H$1];[.$I$1];[.D28];[.$I$1];[.B28];[.$J$1];[.$I$1])" office:value-type="string" office:string-value="(11,‘Aviso de Muerte‘,2,‘Homero prueba el sushi, pero el pez globo que comió podría ser el bocado más peligroso de su vida.‘,24,24)," calcext:value-type="string">
            <text:p>(11,‘Aviso de Muerte‘,2,‘Homero prueba el sushi, pero el pez globo que comió podría ser el bocado más peligroso de su vida.‘,24,24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s años que vivim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y Homero cuentan la historia de la primera vez que se vieron y del baile de graduación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29];[.$I$1];[.$H$1];[.C29];[.$H$1];[.$I$1];[.F29];[.$I$1];[.$H$1];[.E29];[.$H$1];[.$I$1];[.D29];[.$I$1];[.B29];[.$J$1];[.$I$1])" office:value-type="string" office:string-value="(12,‘Los años que vivimos‘,2,‘Marge y Homero cuentan la historia de la primera vez que se vieron y del baile de graduación.‘,24,25)," calcext:value-type="string">
            <text:p>(12,‘Los años que vivimos‘,2,‘Marge y Homero cuentan la historia de la primera vez que se vieron y del baile de graduación.‘,24,25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 robará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descubre que el castigo por robar es el infierno y se niega a ver TV piratead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0];[.$I$1];[.$H$1];[.C30];[.$H$1];[.$I$1];[.F30];[.$I$1];[.$H$1];[.E30];[.$H$1];[.$I$1];[.D30];[.$I$1];[.B30];[.$J$1];[.$I$1])" office:value-type="string" office:string-value="(13,‘No robarás‘,2,‘Lisa descubre que el castigo por robar es el infierno y se niega a ver TV pirateada.‘,24,26)," calcext:value-type="string">
            <text:p>(13,‘No robarás‘,2,‘Lisa descubre que el castigo por robar es el infierno y se niega a ver TV pirateada.‘,24,26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 último tr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director Skinner se enamora de la tía Patty, y Bart le saca ventajas a la situación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1];[.$I$1];[.$H$1];[.C31];[.$H$1];[.$I$1];[.F31];[.$I$1];[.$H$1];[.E31];[.$H$1];[.$I$1];[.D31];[.$I$1];[.B31];[.$J$1];[.$I$1])" office:value-type="string" office:string-value="(14,‘El último tren‘,2,‘El director Skinner se enamora de la tía Patty, y Bart le saca ventajas a la situación.‘,24,27)," calcext:value-type="string">
            <text:p>(14,‘El último tren‘,2,‘El director Skinner se enamora de la tía Patty, y Bart le saca ventajas a la situación.‘,24,27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de estás hermano mí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medio hermano de Homero comete el error de darle un trabajo importante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2];[.$I$1];[.$H$1];[.C32];[.$H$1];[.$I$1];[.F32];[.$I$1];[.$H$1];[.E32];[.$H$1];[.$I$1];[.D32];[.$I$1];[.B32];[.$J$1];[.$I$1])" office:value-type="string" office:string-value="(15,‘Donde estás hermano mío‘,2,‘El medio hermano de Homero comete el error de darle un trabajo importante.‘,24,28)," calcext:value-type="string">
            <text:p>(15,‘Donde estás hermano mío‘,2,‘El medio hermano de Homero comete el error de darle un trabajo importante.‘,24,28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 perro de Bart reprueb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perro de Bart destroza los zapatos nuevos de Homero y termina en una escuela de obedienci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3];[.$I$1];[.$H$1];[.C33];[.$H$1];[.$I$1];[.F33];[.$I$1];[.$H$1];[.E33];[.$H$1];[.$I$1];[.D33];[.$I$1];[.B33];[.$J$1];[.$I$1])" office:value-type="string" office:string-value="(16,‘El perro de Bart reprueba‘,2,‘El perro de Bart destroza los zapatos nuevos de Homero y termina en una escuela de obediencia.‘,24,29)," calcext:value-type="string">
            <text:p>(16,‘El perro de Bart reprueba‘,2,‘El perro de Bart destroza los zapatos nuevos de Homero y termina en una escuela de obediencia.‘,24,29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estros años feli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s perder a su amada, el abuelo queda con el corazón roto y la billetera llen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4];[.$I$1];[.$H$1];[.C34];[.$H$1];[.$I$1];[.F34];[.$I$1];[.$H$1];[.E34];[.$H$1];[.$I$1];[.D34];[.$I$1];[.B34];[.$J$1];[.$I$1])" office:value-type="string" office:string-value="(17,‘Nuestros años felices‘,2,‘Tras perder a su amada, el abuelo queda con el corazón roto y la billetera llena.‘,24,30)," calcext:value-type="string">
            <text:p>(17,‘Nuestros años felices‘,2,‘Tras perder a su amada, el abuelo queda con el corazón roto y la billetera llena.‘,24,3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celes con al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pinta un retrato muy vívido del señor Burns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5];[.$I$1];[.$H$1];[.C35];[.$H$1];[.$I$1];[.F35];[.$I$1];[.$H$1];[.E35];[.$H$1];[.$I$1];[.D35];[.$I$1];[.B35];[.$J$1];[.$I$1])" office:value-type="string" office:string-value="(18,‘Pinceles con alma‘,2,‘Marge pinta un retrato muy vívido del señor Burns.‘,24,31)," calcext:value-type="string">
            <text:p>(18,‘Pinceles con alma‘,2,‘Marge pinta un retrato muy vívido del señor Burns.‘,24,31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l sustituto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no está a la altura del maestro de Lisa, y Bart pasa por lo mismo con su rival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6];[.$I$1];[.$H$1];[.C36];[.$H$1];[.$I$1];[.F36];[.$I$1];[.$H$1];[.E36];[.$H$1];[.$I$1];[.D36];[.$I$1];[.B36];[.$J$1];[.$I$1])" office:value-type="string" office:string-value="(19,‘El sustituto de Lisa‘,2,‘Homero no está a la altura del maestro de Lisa, y Bart pasa por lo mismo con su rival.‘,24,32)," calcext:value-type="string">
            <text:p>(19,‘El sustituto de Lisa‘,2,‘Homero no está a la altura del maestro de Lisa, y Bart pasa por lo mismo con su rival.‘,24,32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a guerra de los Simp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y Marge van a un retiro matrimonial, donde él atrapa un pez legendario… y algo más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7];[.$I$1];[.$H$1];[.C37];[.$H$1];[.$I$1];[.F37];[.$I$1];[.$H$1];[.E37];[.$H$1];[.$I$1];[.D37];[.$I$1];[.B37];[.$J$1];[.$I$1])" office:value-type="string" office:string-value="(20,‘La guerra de los Simpson‘,2,‘Homero y Marge van a un retiro matrimonial, donde él atrapa un pez legendario… y algo más.‘,24,33)," calcext:value-type="string">
            <text:p>(20,‘La guerra de los Simpson‘,2,‘Homero y Marge van a un retiro matrimonial, donde él atrapa un pez legendario… y algo más.‘,24,33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es hombres y una historiet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gana menos de lo esperado, así que se une a Milhouse y Martin para comprar una historieta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8];[.$I$1];[.$H$1];[.C38];[.$H$1];[.$I$1];[.F38];[.$I$1];[.$H$1];[.E38];[.$H$1];[.$I$1];[.D38];[.$I$1];[.B38];[.$J$1];[.$I$1])" office:value-type="string" office:string-value="(21,‘Tres hombres y una historieta‘,2,‘Bart gana menos de lo esperado, así que se une a Milhouse y Martin para comprar una historieta.‘,24,34)," calcext:value-type="string">
            <text:p>(21,‘Tres hombres y una historieta‘,2,‘Bart gana menos de lo esperado, así que se une a Milhouse y Martin para comprar una historieta.‘,24,34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ngre nue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 sangre de Bart salva al señor Burns, que luego recibe una carta desagradable de Homero.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CONCATENATE([.$G$1];[.A39];[.$I$1];[.$H$1];[.C39];[.$H$1];[.$I$1];[.F39];[.$I$1];[.$H$1];[.E39];[.$H$1];[.$I$1];[.D39];[.$I$1];[.B39];[.$J$1];[.$I$1])" office:value-type="string" office:string-value="(22,‘Sangre nueva‘,2,‘La sangre de Bart salva al señor Burns, que luego recibe una carta desagradable de Homero.‘,24,35)," calcext:value-type="string">
            <text:p>(22,‘Sangre nueva‘,2,‘La sangre de Bart salva al señor Burns, que luego recibe una carta desagradable de Homero.‘,24,35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l patriotismo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se sube a un avión mítico, y Lisa lucha por salvar el bosque de Springfield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0];[.$I$1];[.$H$1];[.C40];[.$H$1];[.$I$1];[.F40];[.$I$1];[.$H$1];[.E40];[.$H$1];[.$I$1];[.D40];[.$I$1];[.B40];[.$J$1];[.$I$1])" office:value-type="string" office:string-value="(1,‘El patriotismo de Lisa‘,3,‘Bart se sube a un avión mítico, y Lisa lucha por salvar el bosque de Springfield.‘,24,36)," calcext:value-type="string">
            <text:p>(1,‘El patriotismo de Lisa‘,3,‘Bart se sube a un avión mítico, y Lisa lucha por salvar el bosque de Springfield.‘,24,36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l día que cayó Fland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d Flanders anuncia que abrirá una tienda de productos para zurdos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1];[.$I$1];[.$H$1];[.C41];[.$H$1];[.$I$1];[.F41];[.$I$1];[.$H$1];[.E41];[.$H$1];[.$I$1];[.D41];[.$I$1];[.B41];[.$J$1];[.$I$1])" office:value-type="string" office:string-value="(2,‘El día que cayó Flanders‘,3,‘Ned Flanders anuncia que abrirá una tienda de productos para zurdos.‘,24,37)," calcext:value-type="string">
            <text:p>(2,‘El día que cayó Flanders‘,3,‘Ned Flanders anuncia que abrirá una tienda de productos para zurdos.‘,24,37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l pequeño padri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entras el resto de la clase disfruta de la excursión, Bart se mete en la mafi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2];[.$I$1];[.$H$1];[.C42];[.$H$1];[.$I$1];[.F42];[.$I$1];[.$H$1];[.E42];[.$H$1];[.$I$1];[.D42];[.$I$1];[.B42];[.$J$1];[.$I$1])" office:value-type="string" office:string-value="(3,‘El pequeño padrino‘,3,‘Mientras el resto de la clase disfruta de la excursión, Bart se mete en la mafia.‘,24,38)," calcext:value-type="string">
            <text:p>(3,‘El pequeño padrino‘,3,‘Mientras el resto de la clase disfruta de la excursión, Bart se mete en la mafia.‘,24,38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mero al diccionar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evita una catástrofe en la planta nuclear y recibe elogios, pero siente que no lo merece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3];[.$I$1];[.$H$1];[.C43];[.$H$1];[.$I$1];[.F43];[.$I$1];[.$H$1];[.E43];[.$H$1];[.$I$1];[.D43];[.$I$1];[.B43];[.$J$1];[.$I$1])" office:value-type="string" office:string-value="(4,‘Homero al diccionario‘,3,‘Homero evita una catástrofe en la planta nuclear y recibe elogios, pero siente que no lo merece.‘,24,39)," calcext:value-type="string">
            <text:p>(4,‘Homero al diccionario‘,3,‘Homero evita una catástrofe en la planta nuclear y recibe elogios, pero siente que no lo merece.‘,24,39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 tal padre tal payas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 una cena con los Simpson, Krusty el Payaso revela que está distanciado de su padre rabin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4];[.$I$1];[.$H$1];[.C44];[.$H$1];[.$I$1];[.F44];[.$I$1];[.$H$1];[.E44];[.$H$1];[.$I$1];[.D44];[.$I$1];[.B44];[.$J$1];[.$I$1])" office:value-type="string" office:string-value="(5,‘De tal padre tal payaso‘,3,‘En una cena con los Simpson, Krusty el Payaso revela que está distanciado de su padre rabino.‘,24,40)," calcext:value-type="string">
            <text:p>(5,‘De tal padre tal payaso‘,3,‘En una cena con los Simpson, Krusty el Payaso revela que está distanciado de su padre rabino.‘,24,4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as casitas del terror I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ggie pide un deseo, Bart domina Springfield, y Homero dona su cerebro a la cienci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5];[.$I$1];[.$H$1];[.C45];[.$H$1];[.$I$1];[.F45];[.$I$1];[.$H$1];[.E45];[.$H$1];[.$I$1];[.D45];[.$I$1];[.B45];[.$J$1];[.$I$1])" office:value-type="string" office:string-value="(6,‘Las casitas del terror II‘,3,‘Maggie pide un deseo, Bart domina Springfield, y Homero dona su cerebro a la ciencia.‘,24,41)," calcext:value-type="string">
            <text:p>(6,‘Las casitas del terror II‘,3,‘Maggie pide un deseo, Bart domina Springfield, y Homero dona su cerebro a la ciencia.‘,24,41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l pony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le compra un pony a Lisa, pero ahora necesita un segundo empleo en la tienda de Apu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6];[.$I$1];[.$H$1];[.C46];[.$H$1];[.$I$1];[.F46];[.$I$1];[.$H$1];[.E46];[.$H$1];[.$I$1];[.D46];[.$I$1];[.B46];[.$J$1];[.$I$1])" office:value-type="string" office:string-value="(7,‘El pony de Lisa‘,3,‘Homero le compra un pony a Lisa, pero ahora necesita un segundo empleo en la tienda de Apu.‘,24,42)," calcext:value-type="string">
            <text:p>(7,‘El pony de Lisa‘,3,‘Homero le compra un pony a Lisa, pero ahora necesita un segundo empleo en la tienda de Apu.‘,24,42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ardes de true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ayuda a Bart a armar un auto de carreras. El resultado no es óptimo, pero su relación mejor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7];[.$I$1];[.$H$1];[.C47];[.$H$1];[.$I$1];[.F47];[.$I$1];[.$H$1];[.E47];[.$H$1];[.$I$1];[.D47];[.$I$1];[.B47];[.$J$1];[.$I$1])" office:value-type="string" office:string-value="(8,‘Tardes de trueno‘,3,‘Homero ayuda a Bart a armar un auto de carreras. El resultado no es óptimo, pero su relación mejora.‘,24,43)," calcext:value-type="string">
            <text:p>(8,‘Tardes de trueno‘,3,‘Homero ayuda a Bart a armar un auto de carreras. El resultado no es óptimo, pero su relación mejora.‘,24,43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lamarada Mo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e usa la receta para un cóctel de Homero sin darle crédito y su bar florece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8];[.$I$1];[.$H$1];[.C48];[.$H$1];[.$I$1];[.F48];[.$I$1];[.$H$1];[.E48];[.$H$1];[.$I$1];[.D48];[.$I$1];[.B48];[.$J$1];[.$I$1])" office:value-type="string" office:string-value="(9,‘Llamarada Moe‘,3,‘Moe usa la receta para un cóctel de Homero sin darle crédito y su bar florece.‘,24,44)," calcext:value-type="string">
            <text:p>(9,‘Llamarada Moe‘,3,‘Moe usa la receta para un cóctel de Homero sin darle crédito y su bar florece.‘,24,44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rns y los aleman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alemanes toman control de la planta del señor Burns y pronto descubren que salieron perdiend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49];[.$I$1];[.$H$1];[.C49];[.$H$1];[.$I$1];[.F49];[.$I$1];[.$H$1];[.E49];[.$H$1];[.$I$1];[.D49];[.$I$1];[.B49];[.$J$1];[.$I$1])" office:value-type="string" office:string-value="(10,‘Burns y los alemanes‘,3,‘Los alemanes toman control de la planta del señor Burns y pronto descubren que salieron perdiendo.‘,24,45)," calcext:value-type="string">
            <text:p>(10,‘Burns y los alemanes‘,3,‘Los alemanes toman control de la planta del señor Burns y pronto descubren que salieron perdiendo.‘,24,45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Me casé con Marge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En una retrospectiva, Homero busca trabajo en la planta nuclear de Springfield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0];[.$I$1];[.$H$1];[.C50];[.$H$1];[.$I$1];[.F50];[.$I$1];[.$H$1];[.E50];[.$H$1];[.$I$1];[.D50];[.$I$1];[.B50];[.$J$1];[.$I$1])" office:value-type="string" office:string-value="(11,‘ Me casé con Marge‘,3,‘En una retrospectiva, Homero busca trabajo en la planta nuclear de Springfield.‘,24,46)," calcext:value-type="string">
            <text:p>(11,‘ Me casé con Marge‘,3,‘En una retrospectiva, Homero busca trabajo en la planta nuclear de Springfield.‘,24,46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rt y la rad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le hace creer al pueblo que hay un niño atrapado en un poz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1];[.$I$1];[.$H$1];[.C51];[.$H$1];[.$I$1];[.F51];[.$I$1];[.$H$1];[.E51];[.$H$1];[.$I$1];[.D51];[.$I$1];[.B51];[.$J$1];[.$I$1])" office:value-type="string" office:string-value="(12,‘Bart y la radio‘,3,‘Bart le hace creer al pueblo que hay un niño atrapado en un pozo.‘,24,47)," calcext:value-type="string">
            <text:p>(12,‘Bart y la radio‘,3,‘Bart le hace creer al pueblo que hay un niño atrapado en un pozo.‘,24,47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s pronósticos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descubre el talento de Lisa para las apuestas y no pierden el tiemp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2];[.$I$1];[.$H$1];[.C52];[.$H$1];[.$I$1];[.F52];[.$I$1];[.$H$1];[.E52];[.$H$1];[.$I$1];[.D52];[.$I$1];[.B52];[.$J$1];[.$I$1])" office:value-type="string" office:string-value="(13,‘Los pronósticos de Lisa‘,3,‘Homero descubre el talento de Lisa para las apuestas y no pierden el tiempo.‘,24,48)," calcext:value-type="string">
            <text:p>(13,‘Los pronósticos de Lisa‘,3,‘Homero descubre el talento de Lisa para las apuestas y no pierden el tiempo.‘,24,48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omero se queda so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va a un spa y deja a Bart y Lisa con Patty y Selma, y a Maggie con Homero…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3];[.$I$1];[.$H$1];[.C53];[.$H$1];[.$I$1];[.F53];[.$I$1];[.$H$1];[.E53];[.$H$1];[.$I$1];[.D53];[.$I$1];[.B53];[.$J$1];[.$I$1])" office:value-type="string" office:string-value="(14,‘Homero se queda solo‘,3,‘Marge va a un spa y deja a Bart y Lisa con Patty y Selma, y a Maggie con Homero…‘,24,49)," calcext:value-type="string">
            <text:p>(14,‘Homero se queda solo‘,3,‘Marge va a un spa y deja a Bart y Lisa con Patty y Selma, y a Maggie con Homero…‘,24,49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rt, el aman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contesta un anuncio personal personificando un amante perfecto para vengarse de su maestr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4];[.$I$1];[.$H$1];[.C54];[.$H$1];[.$I$1];[.F54];[.$I$1];[.$H$1];[.E54];[.$H$1];[.$I$1];[.D54];[.$I$1];[.B54];[.$J$1];[.$I$1])" office:value-type="string" office:string-value="(15,‘Bart, el amante‘,3,‘Bart contesta un anuncio personal personificando un amante perfecto para vengarse de su maestra.‘,24,50)," calcext:value-type="string">
            <text:p>(15,‘Bart, el amante‘,3,‘Bart contesta un anuncio personal personificando un amante perfecto para vengarse de su maestra.‘,24,5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mero al b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domina al equipo de softball de la empresa hasta que el señor Burns contrata profesionales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5];[.$I$1];[.$H$1];[.C55];[.$H$1];[.$I$1];[.F55];[.$I$1];[.$H$1];[.E55];[.$H$1];[.$I$1];[.D55];[.$I$1];[.B55];[.$J$1];[.$I$1])" office:value-type="string" office:string-value="(16,‘Homero al bat‘,3,‘Homero domina al equipo de softball de la empresa hasta que el señor Burns contrata profesionales.‘,24,51)," calcext:value-type="string">
            <text:p>(16,‘Homero al bat‘,3,‘Homero domina al equipo de softball de la empresa hasta que el señor Burns contrata profesionales.‘,24,51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ocaciones distint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a prueba vocacional determina que Lisa no se convertirá la saxofonista que tanto sueña ser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6];[.$I$1];[.$H$1];[.C56];[.$H$1];[.$I$1];[.F56];[.$I$1];[.$H$1];[.E56];[.$H$1];[.$I$1];[.D56];[.$I$1];[.B56];[.$J$1];[.$I$1])" office:value-type="string" office:string-value="(17,‘Vocaciones distintas‘,3,‘Una prueba vocacional determina que Lisa no se convertirá la saxofonista que tanto sueña ser.‘,24,52)," calcext:value-type="string">
            <text:p>(17,‘Vocaciones distintas‘,3,‘Una prueba vocacional determina que Lisa no se convertirá la saxofonista que tanto sueña ser.‘,24,52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uestro mejor ami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 fiebre de la lotería se apodera de Springfield, y justo el perro necesita una cirugía costos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7];[.$I$1];[.$H$1];[.C57];[.$H$1];[.$I$1];[.F57];[.$I$1];[.$H$1];[.E57];[.$H$1];[.$I$1];[.D57];[.$I$1];[.B57];[.$J$1];[.$I$1])" office:value-type="string" office:string-value="(18,‘Nuestro mejor amigo‘,3,‘La fiebre de la lotería se apodera de Springfield, y justo el perro necesita una cirugía costosa.‘,24,53)," calcext:value-type="string">
            <text:p>(18,‘Nuestro mejor amigo‘,3,‘La fiebre de la lotería se apodera de Springfield, y justo el perro necesita una cirugía costosa.‘,24,53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omero, el campira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escapa a un bar de vaqueros, donde descubre a la hermosa cantante Lurleen Lumpkin,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8];[.$I$1];[.$H$1];[.C58];[.$H$1];[.$I$1];[.F58];[.$I$1];[.$H$1];[.E58];[.$H$1];[.$I$1];[.D58];[.$I$1];[.B58];[.$J$1];[.$I$1])" office:value-type="string" office:string-value="(19,‘Homero, el campirano‘,3,‘Homero escapa a un bar de vaqueros, donde descubre a la hermosa cantante Lurleen Lumpkin,‘,24,54)," calcext:value-type="string">
            <text:p>(19,‘Homero, el campirano‘,3,‘Homero escapa a un bar de vaqueros, donde descubre a la hermosa cantante Lurleen Lumpkin,‘,24,54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 viudo neg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b Patiño reaparece y quiere casarse con Selma, pero Bart está convencido de que trama alg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59];[.$I$1];[.$H$1];[.C59];[.$H$1];[.$I$1];[.F59];[.$I$1];[.$H$1];[.E59];[.$H$1];[.$I$1];[.D59];[.$I$1];[.B59];[.$J$1];[.$I$1])" office:value-type="string" office:string-value="(20,‘El viudo negro‘,3,‘Bob Patiño reaparece y quiere casarse con Selma, pero Bart está convencido de que trama algo.‘,24,55)," calcext:value-type="string">
            <text:p>(20,‘El viudo negro‘,3,‘Bob Patiño reaparece y quiere casarse con Selma, pero Bart está convencido de que trama algo.‘,24,55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l rock de Ot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to pierde la licencia y se muda con los Simpson, que intentan ayudarlo a recuperar el trabajo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60];[.$I$1];[.$H$1];[.C60];[.$H$1];[.$I$1];[.F60];[.$I$1];[.$H$1];[.E60];[.$H$1];[.$I$1];[.D60];[.$I$1];[.B60];[.$J$1];[.$I$1])" office:value-type="string" office:string-value="(21,‘El rock de Otto‘,3,‘Otto pierde la licencia y se muda con los Simpson, que intentan ayudarlo a recuperar el trabajo.‘,24,56)," calcext:value-type="string">
            <text:p>(21,‘El rock de Otto‘,3,‘Otto pierde la licencia y se muda con los Simpson, que intentan ayudarlo a recuperar el trabajo.‘,24,56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lhouse se enamo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s una clase de educación sexual, Milhouse se enamora de la nueva de la clase, la bella Samantha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61];[.$I$1];[.$H$1];[.C61];[.$H$1];[.$I$1];[.F61];[.$I$1];[.$H$1];[.E61];[.$H$1];[.$I$1];[.D61];[.$I$1];[.B61];[.$J$1];[.$I$1])" office:value-type="string" office:string-value="(22,‘Milhouse se enamora‘,3,‘Tras una clase de educación sexual, Milhouse se enamora de la nueva de la clase, la bella Samantha.‘,24,57)," calcext:value-type="string">
            <text:p>(22,‘Milhouse se enamora‘,3,‘Tras una clase de educación sexual, Milhouse se enamora de la nueva de la clase, la bella Samantha.‘,24,57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Él es mi herma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descubre que Homero es estéril y lo consuela con un premio presentado por Joe Frazier.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CONCATENATE([.$G$1];[.A62];[.$I$1];[.$H$1];[.C62];[.$H$1];[.$I$1];[.F62];[.$I$1];[.$H$1];[.E62];[.$H$1];[.$I$1];[.D62];[.$I$1];[.B62];[.$J$1];[.$I$1])" office:value-type="string" office:string-value="(23,‘Él es mi hermano‘,3,‘Burns descubre que Homero es estéril y lo consuela con un premio presentado por Joe Frazier.‘,24,58)," calcext:value-type="string">
            <text:p>(23,‘Él es mi hermano‘,3,‘Burns descubre que Homero es estéril y lo consuela con un premio presentado por Joe Frazier.‘,24,58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ampo Krus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y Lisa van al Campamento Krusty y pronto el verano se vuelve una pesadill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3];[.$I$1];[.$H$1];[.C63];[.$H$1];[.$I$1];[.F63];[.$I$1];[.$H$1];[.E63];[.$H$1];[.$I$1];[.D63];[.$I$1];[.B63];[.$J$1];[.$I$1])" office:value-type="string" office:string-value="(1,‘Kampo Krusty‘,4,‘Bart y Lisa van al Campamento Krusty y pronto el verano se vuelve una pesadilla.‘,24,59)," calcext:value-type="string">
            <text:p>(1,‘Kampo Krusty‘,4,‘Bart y Lisa van al Campamento Krusty y pronto el verano se vuelve una pesadilla.‘,24,59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 tranvía llamado Mar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gana el rol protagónico en un musical, Maggie pierde el chupete en la guarderí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4];[.$I$1];[.$H$1];[.C64];[.$H$1];[.$I$1];[.F64];[.$I$1];[.$H$1];[.E64];[.$H$1];[.$I$1];[.D64];[.$I$1];[.B64];[.$J$1];[.$I$1])" office:value-type="string" office:string-value="(2,‘Un tranvía llamado Marge‘,4,‘Marge gana el rol protagónico en un musical, Maggie pierde el chupete en la guardería.‘,24,60)," calcext:value-type="string">
            <text:p>(2,‘Un tranvía llamado Marge‘,4,‘Marge gana el rol protagónico en un musical, Maggie pierde el chupete en la guardería.‘,24,6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omero herej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incendia la casa y lo terminan salvando los bomberos voluntarios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5];[.$I$1];[.$H$1];[.C65];[.$H$1];[.$I$1];[.F65];[.$I$1];[.$H$1];[.E65];[.$H$1];[.$I$1];[.D65];[.$I$1];[.B65];[.$J$1];[.$I$1])" office:value-type="string" office:string-value="(3,‘Homero hereje‘,4,‘Homero incendia la casa y lo terminan salvando los bomberos voluntarios.‘,24,61)," calcext:value-type="string">
            <text:p>(3,‘Homero hereje‘,4,‘Homero incendia la casa y lo terminan salvando los bomberos voluntarios.‘,24,6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a reina de la bellez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entra a un concurso de belleza para recuperar la autoestima luego de un retrato espantoso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6];[.$I$1];[.$H$1];[.C66];[.$H$1];[.$I$1];[.F66];[.$I$1];[.$H$1];[.E66];[.$H$1];[.$I$1];[.D66];[.$I$1];[.B66];[.$J$1];[.$I$1])" office:value-type="string" office:string-value="(4,‘La reina de la belleza‘,4,‘Lisa entra a un concurso de belleza para recuperar la autoestima luego de un retrato espantoso.‘,24,62)," calcext:value-type="string">
            <text:p>(4,‘La reina de la belleza‘,4,‘Lisa entra a un concurso de belleza para recuperar la autoestima luego de un retrato espantoso.‘,24,62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s casitas del terror II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muñeco de Krusty enloquese, y Lisa llena la ciudad de zombis tratando de revivir a su gato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7];[.$I$1];[.$H$1];[.C67];[.$H$1];[.$I$1];[.F67];[.$I$1];[.$H$1];[.E67];[.$H$1];[.$I$1];[.D67];[.$I$1];[.B67];[.$J$1];[.$I$1])" office:value-type="string" office:string-value="(5,‘Las casitas del terror III‘,4,‘El muñeco de Krusty enloquese, y Lisa llena la ciudad de zombis tratando de revivir a su gato.‘,24,63)," calcext:value-type="string">
            <text:p>(5,‘Las casitas del terror III‘,4,‘El muñeco de Krusty enloquese, y Lisa llena la ciudad de zombis tratando de revivir a su gato.‘,24,63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my y Daly, la películ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se porta muy mal, por lo que Homero le prohíbe ver la nueva película de Tomy y Daly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8];[.$I$1];[.$H$1];[.C68];[.$H$1];[.$I$1];[.F68];[.$I$1];[.$H$1];[.E68];[.$H$1];[.$I$1];[.D68];[.$I$1];[.B68];[.$J$1];[.$I$1])" office:value-type="string" office:string-value="(6,‘Tomy y Daly, la película‘,4,‘Bart se porta muy mal, por lo que Homero le prohíbe ver la nueva película de Tomy y Daly.‘,24,64)," calcext:value-type="string">
            <text:p>(6,‘Tomy y Daly, la película‘,4,‘Bart se porta muy mal, por lo que Homero le prohíbe ver la nueva película de Tomy y Daly.‘,24,64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rge consigue emple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señor Burns se enamora de Marge. Mientras tanto, Bart grita que vio un lobo… literalmente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69];[.$I$1];[.$H$1];[.C69];[.$H$1];[.$I$1];[.F69];[.$I$1];[.$H$1];[.E69];[.$H$1];[.$I$1];[.D69];[.$I$1];[.B69];[.$J$1];[.$I$1])" office:value-type="string" office:string-value="(7,‘Marge consigue empleo‘,4,‘El señor Burns se enamora de Marge. Mientras tanto, Bart grita que vio un lobo… literalmente.‘,24,65)," calcext:value-type="string">
            <text:p>(7,‘Marge consigue empleo‘,4,‘El señor Burns se enamora de Marge. Mientras tanto, Bart grita que vio un lobo… literalmente.‘,24,65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 chica nuev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rt se enamora de su nueva vecina adolescente, Mientras, Homero demanda a un restaurante de marisco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0];[.$I$1];[.$H$1];[.C70];[.$H$1];[.$I$1];[.F70];[.$I$1];[.$H$1];[.E70];[.$H$1];[.$I$1];[.D70];[.$I$1];[.B70];[.$J$1];[.$I$1])" office:value-type="string" office:string-value="(8,‘La chica nueva‘,4,‘Bart se enamora de su nueva vecina adolescente, Mientras, Homero demanda a un restaurante de mariscos‘,23,66)," calcext:value-type="string">
            <text:p>(8,‘La chica nueva‘,4,‘Bart se enamora de su nueva vecina adolescente, Mientras, Homero demanda a un restaurante de mariscos‘,23,66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on Barredo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y Barney compiten por la nieve: me llama usted, entonces voy, Don Barredora es quien yo soy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1];[.$I$1];[.$H$1];[.C71];[.$H$1];[.$I$1];[.F71];[.$I$1];[.$H$1];[.E71];[.$H$1];[.$I$1];[.D71];[.$I$1];[.B71];[.$J$1];[.$I$1])" office:value-type="string" office:string-value="(9,‘Don Barredora‘,4,‘Homero y Barney compiten por la nieve: me llama usted, entonces voy, Don Barredora es quien yo soy.‘,24,67)," calcext:value-type="string">
            <text:p>(9,‘Don Barredora‘,4,‘Homero y Barney compiten por la nieve: me llama usted, entonces voy, Don Barredora es quien yo soy.‘,24,67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a primera palabra de Maggi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 una retrospectiva, el pequeño Bart se muere de celos cuando Lisa llega a la famili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2];[.$I$1];[.$H$1];[.C72];[.$H$1];[.$I$1];[.F72];[.$I$1];[.$H$1];[.E72];[.$H$1];[.$I$1];[.D72];[.$I$1];[.B72];[.$J$1];[.$I$1])" office:value-type="string" office:string-value="(10,‘La primera palabra de Maggie‘,4,‘En una retrospectiva, el pequeño Bart se muere de celos cuando Lisa llega a la familia.‘,24,68)," calcext:value-type="string">
            <text:p>(10,‘La primera palabra de Maggie‘,4,‘En una retrospectiva, el pequeño Bart se muere de celos cuando Lisa llega a la familia.‘,24,68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l gran corazón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necesita una operación de bypass… y un medico que le haga un descuento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3];[.$I$1];[.$H$1];[.C73];[.$H$1];[.$I$1];[.F73];[.$I$1];[.$H$1];[.E73];[.$H$1];[.$I$1];[.D73];[.$I$1];[.B73];[.$J$1];[.$I$1])" office:value-type="string" office:string-value="(11,‘El gran corazón de Homero‘,4,‘Homero necesita una operación de bypass… y un medico que le haga un descuento.‘,24,69)," calcext:value-type="string">
            <text:p>(11,‘El gran corazón de Homero‘,4,‘Homero necesita una operación de bypass… y un medico que le haga un descuento.‘,24,69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ge contra el monorri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monorriel promete llegar a Springfield con bombos y platillos, pero Marge huele algo raro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4];[.$I$1];[.$H$1];[.C74];[.$H$1];[.$I$1];[.F74];[.$I$1];[.$H$1];[.E74];[.$H$1];[.$I$1];[.D74];[.$I$1];[.B74];[.$J$1];[.$I$1])" office:value-type="string" office:string-value="(12,‘Marge contra el monorriel‘,4,‘El monorriel promete llegar a Springfield con bombos y platillos, pero Marge huele algo raro.‘,24,70)," calcext:value-type="string">
            <text:p>(12,‘Marge contra el monorriel‘,4,‘El monorriel promete llegar a Springfield con bombos y platillos, pero Marge huele algo raro.‘,24,7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 elección de Sel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Simpson van a un funeral, y Selma empieza preguntarse sobre la vida y la maternidad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5];[.$I$1];[.$H$1];[.C75];[.$H$1];[.$I$1];[.F75];[.$I$1];[.$H$1];[.E75];[.$H$1];[.$I$1];[.D75];[.$I$1];[.B75];[.$J$1];[.$I$1])" office:value-type="string" office:string-value="(13,‘La elección de Selma‘,4,‘Los Simpson van a un funeral, y Selma empieza preguntarse sobre la vida y la maternidad.‘,24,71)," calcext:value-type="string">
            <text:p>(13,‘La elección de Selma‘,4,‘Los Simpson van a un funeral, y Selma empieza preguntarse sobre la vida y la maternidad.‘,24,71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ermano mayor, hermano 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consigue un hermano mayor que lo cuida, y Homero se busca un hermano menor solo por celos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6];[.$I$1];[.$H$1];[.C76];[.$H$1];[.$I$1];[.F76];[.$I$1];[.$H$1];[.E76];[.$H$1];[.$I$1];[.D76];[.$I$1];[.B76];[.$J$1];[.$I$1])" office:value-type="string" office:string-value="(14,‘Hermano mayor, hermano menor‘,4,‘Bart consigue un hermano mayor que lo cuida, y Homero se busca un hermano menor solo por celos.‘,24,72)," calcext:value-type="string">
            <text:p>(14,‘Hermano mayor, hermano menor‘,4,‘Bart consigue un hermano mayor que lo cuida, y Homero se busca un hermano menor solo por celos.‘,24,72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Yo amo a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le da una tarjeta de San Valentín a Rafa, que se enamora de ell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7];[.$I$1];[.$H$1];[.C77];[.$H$1];[.$I$1];[.F77];[.$I$1];[.$H$1];[.E77];[.$H$1];[.$I$1];[.D77];[.$I$1];[.B77];[.$J$1];[.$I$1])" office:value-type="string" office:string-value="(15,‘Yo amo a Lisa‘,4,‘Lisa le da una tarjeta de San Valentín a Rafa, que se enamora de ella.‘,24,73)," calcext:value-type="string">
            <text:p>(15,‘Yo amo a Lisa‘,4,‘Lisa le da una tarjeta de San Valentín a Rafa, que se enamora de ella.‘,24,73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 prome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restan a Homero por conducir alcoholizado, y él aprovecha para ver cómo es la vida sin cervez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8];[.$I$1];[.$H$1];[.C78];[.$H$1];[.$I$1];[.F78];[.$I$1];[.$H$1];[.E78];[.$H$1];[.$I$1];[.D78];[.$I$1];[.B78];[.$J$1];[.$I$1])" office:value-type="string" office:string-value="(16,‘La promesa‘,4,‘Arrestan a Homero por conducir alcoholizado, y él aprovecha para ver cómo es la vida sin cerveza.‘,24,74)," calcext:value-type="string">
            <text:p>(16,‘La promesa‘,4,‘Arrestan a Homero por conducir alcoholizado, y él aprovecha para ver cómo es la vida sin cerveza.‘,24,74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 última salida a Spring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quiere sacarles los beneficios a los empleados. ¡Plan dental! Lisa necesita frenos…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79];[.$I$1];[.$H$1];[.C79];[.$H$1];[.$I$1];[.F79];[.$I$1];[.$H$1];[.E79];[.$H$1];[.$I$1];[.D79];[.$I$1];[.B79];[.$J$1];[.$I$1])" office:value-type="string" office:string-value="(17,‘La última salida a Springfield‘,4,‘Burns quiere sacarles los beneficios a los empleados. ¡Plan dental! Lisa necesita frenos…‘,24,75)," calcext:value-type="string">
            <text:p>(17,‘La última salida a Springfield‘,4,‘Burns quiere sacarles los beneficios a los empleados. ¡Plan dental! Lisa necesita frenos…‘,24,75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 esto hemos llegad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termina en el hospital por una broma de Bart, y la vida le pasa por delante de los ojos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80];[.$I$1];[.$H$1];[.C80];[.$H$1];[.$I$1];[.F80];[.$I$1];[.$H$1];[.E80];[.$H$1];[.$I$1];[.D80];[.$I$1];[.B80];[.$J$1];[.$I$1])" office:value-type="string" office:string-value="(18,‘A esto hemos llegado‘,4,‘Homero termina en el hospital por una broma de Bart, y la vida le pasa por delante de los ojos.‘,24,76)," calcext:value-type="string">
            <text:p>(18,‘A esto hemos llegado‘,4,‘Homero termina en el hospital por una broma de Bart, y la vida le pasa por delante de los ojos.‘,24,76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l intermed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y Lisa escriben episodios de Tomy y Daly a través del abuelo, que se los envía al estudio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81];[.$I$1];[.$H$1];[.C81];[.$H$1];[.$I$1];[.F81];[.$I$1];[.$H$1];[.E81];[.$H$1];[.$I$1];[.D81];[.$I$1];[.B81];[.$J$1];[.$I$1])" office:value-type="string" office:string-value="(19,‘El intermedio‘,4,‘Bart y Lisa escriben episodios de Tomy y Daly a través del abuelo, que se los envía al estudio.‘,24,77)," calcext:value-type="string">
            <text:p>(19,‘El intermedio‘,4,‘Bart y Lisa escriben episodios de Tomy y Daly a través del abuelo, que se los envía al estudio.‘,24,77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l Día del Garro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ry White y Lisa salvan a las víboras del Dia del Garrote. A Bart lo echan de la escuel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82];[.$I$1];[.$H$1];[.C82];[.$H$1];[.$I$1];[.F82];[.$I$1];[.$H$1];[.E82];[.$H$1];[.$I$1];[.D82];[.$I$1];[.B82];[.$J$1];[.$I$1])" office:value-type="string" office:string-value="(20,‘El Día del Garrote‘,4,‘Barry White y Lisa salvan a las víboras del Dia del Garrote. A Bart lo echan de la escuela.‘,24,78)," calcext:value-type="string">
            <text:p>(20,‘El Día del Garrote‘,4,‘Barry White y Lisa salvan a las víboras del Dia del Garrote. A Bart lo echan de la escuela.‘,24,78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rge en caden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no paga algo en la tienda y termina en la cárcel. Ahora, la familia debe cuidarse sola…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83];[.$I$1];[.$H$1];[.C83];[.$H$1];[.$I$1];[.F83];[.$I$1];[.$H$1];[.E83];[.$H$1];[.$I$1];[.D83];[.$I$1];[.B83];[.$J$1];[.$I$1])" office:value-type="string" office:string-value="(21,‘Marge en cadenas‘,4,‘Marge no paga algo en la tienda y termina en la cárcel. Ahora, la familia debe cuidarse sola…‘,24,79)," calcext:value-type="string">
            <text:p>(21,‘Marge en cadenas‘,4,‘Marge no paga algo en la tienda y termina en la cárcel. Ahora, la familia debe cuidarse sola…‘,24,79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l drama de Krus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usty pierde el programa y tiene que hacer un especial para salvar su carrera.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CONCATENATE([.$G$1];[.A84];[.$I$1];[.$H$1];[.C84];[.$H$1];[.$I$1];[.F84];[.$I$1];[.$H$1];[.E84];[.$H$1];[.$I$1];[.D84];[.$I$1];[.B84];[.$J$1];[.$I$1])" office:value-type="string" office:string-value="(22,‘El drama de Krusty‘,4,‘Krusty pierde el programa y tiene que hacer un especial para salvar su carrera.‘,24,80)," calcext:value-type="string">
            <text:p>(22,‘El drama de Krusty‘,4,‘Krusty pierde el programa y tiene que hacer un especial para salvar su carrera.‘,24,8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l cuarteto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Simpson descubren un viejo álbum de Los Borbotones… y un coro de ángeles que incluyen a Homer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85];[.$I$1];[.$H$1];[.C85];[.$H$1];[.$I$1];[.F85];[.$I$1];[.$H$1];[.E85];[.$H$1];[.$I$1];[.D85];[.$I$1];[.B85];[.$J$1];[.$I$1])" office:value-type="string" office:string-value="(1,‘El cuarteto de Homero‘,5,‘Los Simpson descubren un viejo álbum de Los Borbotones… y un coro de ángeles que incluyen a Homero.‘,24,81)," calcext:value-type="string">
            <text:p>(1,‘El cuarteto de Homero‘,5,‘Los Simpson descubren un viejo álbum de Los Borbotones… y un coro de ángeles que incluyen a Homero.‘,24,81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bo de miedoso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recibe amenazas anónimas, y los Simpson sospechan de un viejo conocid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86];[.$I$1];[.$H$1];[.C86];[.$H$1];[.$I$1];[.F86];[.$I$1];[.$H$1];[.E86];[.$H$1];[.$I$1];[.D86];[.$I$1];[.B86];[.$J$1];[.$I$1])" office:value-type="string" office:string-value="(2,‘Cabo de miedosos‘,5,‘Bart recibe amenazas anónimas, y los Simpson sospechan de un viejo conocido.‘,24,82)," calcext:value-type="string">
            <text:p>(2,‘Cabo de miedosos‘,5,‘Bart recibe amenazas anónimas, y los Simpson sospechan de un viejo conocido.‘,24,82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mero va a la universida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vuelve a la universidad con un objetivo claro: ¡rebelarse y festejar!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87];[.$I$1];[.$H$1];[.C87];[.$H$1];[.$I$1];[.F87];[.$I$1];[.$H$1];[.E87];[.$H$1];[.$I$1];[.D87];[.$I$1];[.B87];[.$J$1];[.$I$1])" office:value-type="string" office:string-value="(3,‘Homero va a la universidad‘,5,‘Homero vuelve a la universidad con un objetivo claro: ¡rebelarse y festejar!‘,24,83)," calcext:value-type="string">
            <text:p>(3,‘Homero va a la universidad‘,5,‘Homero vuelve a la universidad con un objetivo claro: ¡rebelarse y festejar!‘,24,83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l oso de Bu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le da a Maggie el oso de peluche de la infancia de Burns, y empieza la batalla por la tendenci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88];[.$I$1];[.$H$1];[.C88];[.$H$1];[.$I$1];[.F88];[.$I$1];[.$H$1];[.E88];[.$H$1];[.$I$1];[.D88];[.$I$1];[.B88];[.$J$1];[.$I$1])" office:value-type="string" office:string-value="(4,‘El oso de Burns‘,5,‘Bart le da a Maggie el oso de peluche de la infancia de Burns, y empieza la batalla por la tendencia.‘,24,84)," calcext:value-type="string">
            <text:p>(4,‘El oso de Burns‘,5,‘Bart le da a Maggie el oso de peluche de la infancia de Burns, y empieza la batalla por la tendencia.‘,24,84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s casitas del terror I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vampiro invita a los Simpson a cenar, y Bart ve un gremlin en el autobús escolar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89];[.$I$1];[.$H$1];[.C89];[.$H$1];[.$I$1];[.F89];[.$I$1];[.$H$1];[.E89];[.$H$1];[.$I$1];[.D89];[.$I$1];[.B89];[.$J$1];[.$I$1])" office:value-type="string" office:string-value="(5,‘Las casitas del terror IV‘,5,‘Burns vampiro invita a los Simpson a cenar, y Bart ve un gremlin en el autobús escolar.‘,24,85)," calcext:value-type="string">
            <text:p>(5,‘Las casitas del terror IV‘,5,‘Burns vampiro invita a los Simpson a cenar, y Bart ve un gremlin en el autobús escolar.‘,24,85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ge, la rebel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jefe Górgory detiene a la vecina de Marge. Oh, oh… ¡Acelerador a fondo!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0];[.$I$1];[.$H$1];[.C90];[.$H$1];[.$I$1];[.F90];[.$I$1];[.$H$1];[.E90];[.$H$1];[.$I$1];[.D90];[.$I$1];[.B90];[.$J$1];[.$I$1])" office:value-type="string" office:string-value="(6,‘Marge, la rebelde‘,5,‘El jefe Górgory detiene a la vecina de Marge. Oh, oh… ¡Acelerador a fondo!‘,24,86)," calcext:value-type="string">
            <text:p>(6,‘Marge, la rebelde‘,5,‘El jefe Górgory detiene a la vecina de Marge. Oh, oh… ¡Acelerador a fondo!‘,24,86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losofía bartia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consigue una cama elástica, y los niños del barrio primero la disfrutan y después la sufren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1];[.$I$1];[.$H$1];[.C91];[.$H$1];[.$I$1];[.F91];[.$I$1];[.$H$1];[.E91];[.$H$1];[.$I$1];[.D91];[.$I$1];[.B91];[.$J$1];[.$I$1])" office:value-type="string" office:string-value="(7,‘Filosofía bartiana‘,5,‘Homero consigue una cama elástica, y los niños del barrio primero la disfrutan y después la sufren.‘,24,87)," calcext:value-type="string">
            <text:p>(7,‘Filosofía bartiana‘,5,‘Homero consigue una cama elástica, y los niños del barrio primero la disfrutan y después la sufren.‘,24,87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xploradores a fuerz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y <text:s/>Milhouse se unen a los exploradores. Homero y Ned los acompañan en un viaje en bals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2];[.$I$1];[.$H$1];[.C92];[.$H$1];[.$I$1];[.F92];[.$I$1];[.$H$1];[.E92];[.$H$1];[.$I$1];[.D92];[.$I$1];[.B92];[.$J$1];[.$I$1])" office:value-type="string" office:string-value="(8,‘Exploradores a fuerza‘,5,‘Bart y  Milhouse se unen a los exploradores. Homero y Ned los acompañan en un viaje en balsa.‘,24,88)," calcext:value-type="string">
            <text:p>(8,‘Exploradores a fuerza‘,5,‘Bart y <text:s/>Milhouse se unen a los exploradores. Homero y Ned los acompañan en un viaje en balsa.‘,24,88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 última tentación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tiene una compañera de trabajo nueva y hermosa, y Marge teme por su matrimoni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3];[.$I$1];[.$H$1];[.C93];[.$H$1];[.$I$1];[.F93];[.$I$1];[.$H$1];[.E93];[.$H$1];[.$I$1];[.D93];[.$I$1];[.B93];[.$J$1];[.$I$1])" office:value-type="string" office:string-value="(9,‘La última tentación de Homero‘,5,‘Homero tiene una compañera de trabajo nueva y hermosa, y Marge teme por su matrimonio.‘,24,89)," calcext:value-type="string">
            <text:p>(9,‘La última tentación de Homero‘,5,‘Homero tiene una compañera de trabajo nueva y hermosa, y Marge teme por su matrimonio.‘,24,89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$pringfield próspero, o el problema del jueg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abre un casino en Springfield tras legalizarse el juego, y Marge pierde el control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4];[.$I$1];[.$H$1];[.C94];[.$H$1];[.$I$1];[.F94];[.$I$1];[.$H$1];[.E94];[.$H$1];[.$I$1];[.D94];[.$I$1];[.B94];[.$J$1];[.$I$1])" office:value-type="string" office:string-value="(10,‘$pringfield próspero, o el problema del juego‘,5,‘Burns abre un casino en Springfield tras legalizarse el juego, y Marge pierde el control.‘,24,90)," calcext:value-type="string">
            <text:p>(10,‘$pringfield próspero, o el problema del juego‘,5,‘Burns abre un casino en Springfield tras legalizarse el juego, y Marge pierde el control.‘,24,9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omero detectiv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trata de atrapar a un ladrón muy escurridizo, y el abuelo le da información clave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5];[.$I$1];[.$H$1];[.C95];[.$H$1];[.$I$1];[.F95];[.$I$1];[.$H$1];[.E95];[.$H$1];[.$I$1];[.D95];[.$I$1];[.B95];[.$J$1];[.$I$1])" office:value-type="string" office:string-value="(11,‘Homero detective‘,5,‘Homero trata de atrapar a un ladrón muy escurridizo, y el abuelo le da información clave.‘,24,91)," calcext:value-type="string">
            <text:p>(11,‘Homero detective‘,5,‘Homero trata de atrapar a un ladrón muy escurridizo, y el abuelo le da información clave.‘,24,91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rt se hace famos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trabaja de asistente de Krusty y hace un sketch que lo catapulta a la fam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6];[.$I$1];[.$H$1];[.C96];[.$H$1];[.$I$1];[.F96];[.$I$1];[.$H$1];[.E96];[.$H$1];[.$I$1];[.D96];[.$I$1];[.B96];[.$J$1];[.$I$1])" office:value-type="string" office:string-value="(12,‘Bart se hace famoso‘,5,‘Bart trabaja de asistente de Krusty y hace un sketch que lo catapulta a la fama.‘,24,92)," calcext:value-type="string">
            <text:p>(12,‘Bart se hace famoso‘,5,‘Bart trabaja de asistente de Krusty y hace un sketch que lo catapulta a la fama.‘,24,92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omero y Apu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u está en problemas, y Homero lo acompaña hasta la India en busca de respuestas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7];[.$I$1];[.$H$1];[.C97];[.$H$1];[.$I$1];[.F97];[.$I$1];[.$H$1];[.E97];[.$H$1];[.$I$1];[.D97];[.$I$1];[.B97];[.$J$1];[.$I$1])" office:value-type="string" office:string-value="(13,‘Homero y Apu‘,5,‘Apu está en problemas, y Homero lo acompaña hasta la India en busca de respuestas.‘,24,93)," calcext:value-type="string">
            <text:p>(13,‘Homero y Apu‘,5,‘Apu está en problemas, y Homero lo acompaña hasta la India en busca de respuestas.‘,24,93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isa contra la Baby Malibú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, molesta por el sexismo de las fases que dice la muñeca Stacy Malibú, rastra a su crador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8];[.$I$1];[.$H$1];[.C98];[.$H$1];[.$I$1];[.F98];[.$I$1];[.$H$1];[.E98];[.$H$1];[.$I$1];[.D98];[.$I$1];[.B98];[.$J$1];[.$I$1])" office:value-type="string" office:string-value="(14,‘Lisa contra la Baby Malibú‘,5,‘Lisa, molesta por el sexismo de las fases que dice la muñeca Stacy Malibú, rastra a su cradora.‘,24,94)," calcext:value-type="string">
            <text:p>(14,‘Lisa contra la Baby Malibú‘,5,‘Lisa, molesta por el sexismo de las fases que dice la muñeca Stacy Malibú, rastra a su cradora.‘,24,94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omero en el espacio profund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n el intento de enviar a un hombre común al espacio, Homero y Barney se vuelvel astronautas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99];[.$I$1];[.$H$1];[.C99];[.$H$1];[.$I$1];[.F99];[.$I$1];[.$H$1];[.E99];[.$H$1];[.$I$1];[.D99];[.$I$1];[.B99];[.$J$1];[.$I$1])" office:value-type="string" office:string-value="(15,‘Homero en el espacio profundo‘,5,‘En el intento de enviar a un hombre común al espacio, Homero y Barney se vuelvel astronautas.‘,24,95)," calcext:value-type="string">
            <text:p>(15,‘Homero en el espacio profundo‘,5,‘En el intento de enviar a un hombre común al espacio, Homero y Barney se vuelvel astronautas.‘,24,95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omero ama a Fland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cambia su opinión sobre Flanders porque lo invita a un partid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0];[.$I$1];[.$H$1];[.C100];[.$H$1];[.$I$1];[.F100];[.$I$1];[.$H$1];[.E100];[.$H$1];[.$I$1];[.D100];[.$I$1];[.B100];[.$J$1];[.$I$1])" office:value-type="string" office:string-value="(16,‘Homero ama a Flanders‘,5,‘Homero cambia su opinión sobre Flanders porque lo invita a un partido.‘,24,96)," calcext:value-type="string">
            <text:p>(16,‘Homero ama a Flanders‘,5,‘Homero cambia su opinión sobre Flanders porque lo invita a un partido.‘,24,96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rt gana un elefan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gana un elefante que se porta mal y es incontrolable. Las otras mascotas sientes el abandon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1];[.$I$1];[.$H$1];[.C101];[.$H$1];[.$I$1];[.F101];[.$I$1];[.$H$1];[.E101];[.$H$1];[.$I$1];[.D101];[.$I$1];[.B101];[.$J$1];[.$I$1])" office:value-type="string" office:string-value="(17,‘Bart gana un elefante‘,5,‘Bart gana un elefante que se porta mal y es incontrolable. Las otras mascotas sientes el abandono.‘,24,97)," calcext:value-type="string">
            <text:p>(17,‘Bart gana un elefante‘,5,‘Bart gana un elefante que se porta mal y es incontrolable. Las otras mascotas sientes el abandono.‘,24,97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l heredero de Bur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hace audiciones para encontrar heredero, y Bart le vandaliza la mansión: ¡tenemos un ganador!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2];[.$I$1];[.$H$1];[.C102];[.$H$1];[.$I$1];[.F102];[.$I$1];[.$H$1];[.E102];[.$H$1];[.$I$1];[.D102];[.$I$1];[.B102];[.$J$1];[.$I$1])" office:value-type="string" office:string-value="(18,‘El heredero de Burns‘,5,‘Burns hace audiciones para encontrar heredero, y Bart le vandaliza la mansión: ¡tenemos un ganador!‘,24,98)," calcext:value-type="string">
            <text:p>(18,‘El heredero de Burns‘,5,‘Burns hace audiciones para encontrar heredero, y Bart le vandaliza la mansión: ¡tenemos un ganador!‘,24,98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 canción de Skinn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inner pierde su cargo y vuelve al ejército. Mientras tanto, lo reemplaza Ned Flanders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3];[.$I$1];[.$H$1];[.C103];[.$H$1];[.$I$1];[.F103];[.$I$1];[.$H$1];[.E103];[.$H$1];[.$I$1];[.D103];[.$I$1];[.B103];[.$J$1];[.$I$1])" office:value-type="string" office:string-value="(19,‘La canción de Skinner‘,5,‘Skinner pierde su cargo y vuelve al ejército. Mientras tanto, lo reemplaza Ned Flanders.‘,24,99)," calcext:value-type="string">
            <text:p>(19,‘La canción de Skinner‘,5,‘Skinner pierde su cargo y vuelve al ejército. Mientras tanto, lo reemplaza Ned Flanders.‘,24,99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l niño que sabia demasiado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es testigo accidental de una pelea que involucra al sobrino del alcalde y termina en juicio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4];[.$I$1];[.$H$1];[.C104];[.$H$1];[.$I$1];[.F104];[.$I$1];[.$H$1];[.E104];[.$H$1];[.$I$1];[.D104];[.$I$1];[.B104];[.$J$1];[.$I$1])" office:value-type="string" office:string-value="(20,‘El niño que sabia demasiado ‘,5,‘Bart es testigo accidental de una pelea que involucra al sobrino del alcalde y termina en juicio.‘,24,100)," calcext:value-type="string">
            <text:p>(20,‘El niño que sabia demasiado ‘,5,‘Bart es testigo accidental de una pelea que involucra al sobrino del alcalde y termina en juicio.‘,24,10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 amante de Lady Bouv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padre y el jefe de Homero compiten por la madre de Marg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5];[.$I$1];[.$H$1];[.C105];[.$H$1];[.$I$1];[.F105];[.$I$1];[.$H$1];[.E105];[.$H$1];[.$I$1];[.D105];[.$I$1];[.B105];[.$J$1];[.$I$1])" office:value-type="string" office:string-value="(21,‘El amante de Lady Bouvier‘,5,‘El padre y el jefe de Homero compiten por la madre de Marge‘,24,101)," calcext:value-type="string">
            <text:p>(21,‘El amante de Lady Bouvier‘,5,‘El padre y el jefe de Homero compiten por la madre de Marge‘,24,101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cretos de un buen matrimoni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va a clase de educación para adultos, pero termina enseñando en otra.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CONCATENATE([.$G$1];[.A106];[.$I$1];[.$H$1];[.C106];[.$H$1];[.$I$1];[.F106];[.$I$1];[.$H$1];[.E106];[.$H$1];[.$I$1];[.D106];[.$I$1];[.B106];[.$J$1];[.$I$1])" office:value-type="string" office:string-value="(22,‘Secretos de un buen matrimonio‘,5,‘Homero va a clase de educación para adultos, pero termina enseñando en otra.‘,24,102)," calcext:value-type="string">
            <text:p>(22,‘Secretos de un buen matrimonio‘,5,‘Homero va a clase de educación para adultos, pero termina enseñando en otra.‘,24,102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 diabólico Ba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instala una piscina en el jardín de la casa, y Bart se rompe una pierna probando un clavad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07];[.$I$1];[.$H$1];[.C107];[.$H$1];[.$I$1];[.F107];[.$I$1];[.$H$1];[.E107];[.$H$1];[.$I$1];[.D107];[.$I$1];[.B107];[.$J$1];[.$I$1])" office:value-type="string" office:string-value="(1,‘El diabólico Bart‘,6,‘Homero instala una piscina en el jardín de la casa, y Bart se rompe una pierna probando un clavado.‘,24,103)," calcext:value-type="string">
            <text:p>(1,‘El diabólico Bart‘,6,‘Homero instala una piscina en el jardín de la casa, y Bart se rompe una pierna probando un clavado.‘,24,103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 rival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recluta a Bart para saborear el proyecto de la nueva niña de la clase, que rivaliza con ell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08];[.$I$1];[.$H$1];[.C108];[.$H$1];[.$I$1];[.F108];[.$I$1];[.$H$1];[.E108];[.$H$1];[.$I$1];[.D108];[.$I$1];[.B108];[.$J$1];[.$I$1])" office:value-type="string" office:string-value="(2,‘La rival de Lisa‘,6,‘Lisa recluta a Bart para saborear el proyecto de la nueva niña de la clase, que rivaliza con ella.‘,24,104)," calcext:value-type="string">
            <text:p>(2,‘La rival de Lisa‘,6,‘Lisa recluta a Bart para saborear el proyecto de la nueva niña de la clase, que rivaliza con ella.‘,24,104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cuerdos de am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a charla familiar sobre el amor desencadena historias que terminan con corazones rotos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09];[.$I$1];[.$H$1];[.C109];[.$H$1];[.$I$1];[.F109];[.$I$1];[.$H$1];[.E109];[.$H$1];[.$I$1];[.D109];[.$I$1];[.B109];[.$J$1];[.$I$1])" office:value-type="string" office:string-value="(3,‘Recuerdos de amor‘,6,‘Una charla familiar sobre el amor desencadena historias que terminan con corazones rotos.‘,24,105)," calcext:value-type="string">
            <text:p>(3,‘Recuerdos de amor‘,6,‘Una charla familiar sobre el amor desencadena historias que terminan con corazones rotos.‘,24,105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 tierra de Tomy y Dal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y Lisa piden a sus padres ir a La tierra de Tomy y Daly, donde son atacados por robots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0];[.$I$1];[.$H$1];[.C110];[.$H$1];[.$I$1];[.F110];[.$I$1];[.$H$1];[.E110];[.$H$1];[.$I$1];[.D110];[.$I$1];[.B110];[.$J$1];[.$I$1])" office:value-type="string" office:string-value="(4,‘La tierra de Tomy y Daly‘,6,‘Bart y Lisa piden a sus padres ir a La tierra de Tomy y Daly, donde son atacados por robots.‘,24,106)," calcext:value-type="string">
            <text:p>(4,‘La tierra de Tomy y Daly‘,6,‘Bart y Lisa piden a sus padres ir a La tierra de Tomy y Daly, donde son atacados por robots.‘,24,106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l regreso de Bob Patiñ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b Patiño se postula como candidato a alcalde por el Partido Republicano de Springfield, y gan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1];[.$I$1];[.$H$1];[.C111];[.$H$1];[.$I$1];[.F111];[.$I$1];[.$H$1];[.E111];[.$H$1];[.$I$1];[.D111];[.$I$1];[.B111];[.$J$1];[.$I$1])" office:value-type="string" office:string-value="(5,‘El regreso de Bob Patiño‘,6,‘Bob Patiño se postula como candidato a alcalde por el Partido Republicano de Springfield, y gana.‘,24,107)," calcext:value-type="string">
            <text:p>(5,‘El regreso de Bob Patiño‘,6,‘Bob Patiño se postula como candidato a alcalde por el Partido Republicano de Springfield, y gana.‘,24,107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as casitas del terror 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Simpson van a cuidar la posada de Burns, y Homero enloquece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2];[.$I$1];[.$H$1];[.C112];[.$H$1];[.$I$1];[.F112];[.$I$1];[.$H$1];[.E112];[.$H$1];[.$I$1];[.D112];[.$I$1];[.B112];[.$J$1];[.$I$1])" office:value-type="string" office:string-value="(6,‘Las casitas del terror V‘,6,‘Los Simpson van a cuidar la posada de Burns, y Homero enloquece.‘,24,108)," calcext:value-type="string">
            <text:p>(6,‘Las casitas del terror V‘,6,‘Los Simpson van a cuidar la posada de Burns, y Homero enloquece.‘,24,108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 novia de Ba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lpan a Bart de robar el dinero de las limosnas de la iglesia, y Lisa debe probar su inocenci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3];[.$I$1];[.$H$1];[.C113];[.$H$1];[.$I$1];[.F113];[.$I$1];[.$H$1];[.E113];[.$H$1];[.$I$1];[.D113];[.$I$1];[.B113];[.$J$1];[.$I$1])" office:value-type="string" office:string-value="(7,‘La novia de Bart‘,6,‘Culpan a Bart de robar el dinero de las limosnas de la iglesia, y Lisa debe probar su inocencia.‘,24,109)," calcext:value-type="string">
            <text:p>(7,‘La novia de Bart‘,6,‘Culpan a Bart de robar el dinero de las limosnas de la iglesia, y Lisa debe probar su inocencia.‘,24,109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isa y los depor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se convierte en portera de hockey. Bart juega para otro equipo, y nace una rivalidad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4];[.$I$1];[.$H$1];[.C114];[.$H$1];[.$I$1];[.F114];[.$I$1];[.$H$1];[.E114];[.$H$1];[.$I$1];[.D114];[.$I$1];[.B114];[.$J$1];[.$I$1])" office:value-type="string" office:string-value="(8,‘Lisa y los deportes‘,6,‘Lisa se convierte en portera de hockey. Bart juega para otro equipo, y nace una rivalidad.‘,24,110)," calcext:value-type="string">
            <text:p>(8,‘Lisa y los deportes‘,6,‘Lisa se convierte en portera de hockey. Bart juega para otro equipo, y nace una rivalidad.‘,24,11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omero el Ma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 error, acusan de acoso sexual a Homero, que se convierte en un pari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5];[.$I$1];[.$H$1];[.C115];[.$H$1];[.$I$1];[.F115];[.$I$1];[.$H$1];[.E115];[.$H$1];[.$I$1];[.D115];[.$I$1];[.B115];[.$J$1];[.$I$1])" office:value-type="string" office:string-value="(9,‘Homero el Malo‘,6,‘Por error, acusan de acoso sexual a Homero, que se convierte en un paria.‘,24,111)," calcext:value-type="string">
            <text:p>(9,‘Homero el Malo‘,6,‘Por error, acusan de acoso sexual a Homero, que se convierte en un paria.‘,24,111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l abuelo y la ineficiencia romántic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abuelo sale a vender un elixir con Homero y le revela que no fue un hijo planificad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6];[.$I$1];[.$H$1];[.C116];[.$H$1];[.$I$1];[.F116];[.$I$1];[.$H$1];[.E116];[.$H$1];[.$I$1];[.D116];[.$I$1];[.B116];[.$J$1];[.$I$1])" office:value-type="string" office:string-value="(10,‘El abuelo y la ineficiencia romántica‘,6,‘El abuelo sale a vender un elixir con Homero y le revela que no fue un hijo planificado.‘,24,112)," calcext:value-type="string">
            <text:p>(10,‘El abuelo y la ineficiencia romántica‘,6,‘El abuelo sale a vender un elixir con Homero y le revela que no fue un hijo planificado.‘,24,112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iedo a vol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recibe boletos de avión gratis y descubre que Marge teme volar, entonces ella va a terapi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7];[.$I$1];[.$H$1];[.C117];[.$H$1];[.$I$1];[.F117];[.$I$1];[.$H$1];[.E117];[.$H$1];[.$I$1];[.D117];[.$I$1];[.B117];[.$J$1];[.$I$1])" office:value-type="string" office:string-value="(11,‘Miedo a volar‘,6,‘Homero recibe boletos de avión gratis y descubre que Marge teme volar, entonces ella va a terapia.‘,24,113)," calcext:value-type="string">
            <text:p>(11,‘Miedo a volar‘,6,‘Homero recibe boletos de avión gratis y descubre que Marge teme volar, entonces ella va a terapia.‘,24,113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omero el Gran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se convierte en líder de los Magios, un culto con un inmenso poder secret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8];[.$I$1];[.$H$1];[.C118];[.$H$1];[.$I$1];[.F118];[.$I$1];[.$H$1];[.E118];[.$H$1];[.$I$1];[.D118];[.$I$1];[.B118];[.$J$1];[.$I$1])" office:value-type="string" office:string-value="(12,‘Homero el Grande‘,6,‘Homero se convierte en líder de los Magios, un culto con un inmenso poder secreto.‘,24,114)," calcext:value-type="string">
            <text:p>(12,‘Homero el Grande‘,6,‘Homero se convierte en líder de los Magios, un culto con un inmenso poder secreto.‘,24,114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 von Maggie son tr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cuenta cómo fue el nacimiento de Maggie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19];[.$I$1];[.$H$1];[.C119];[.$H$1];[.$I$1];[.F119];[.$I$1];[.$H$1];[.E119];[.$H$1];[.$I$1];[.D119];[.$I$1];[.B119];[.$J$1];[.$I$1])" office:value-type="string" office:string-value="(13,‘Y von Maggie son tres‘,6,‘Homero cuenta cómo fue el nacimiento de Maggie.‘,24,115)," calcext:value-type="string">
            <text:p>(13,‘Y von Maggie son tres‘,6,‘Homero cuenta cómo fue el nacimiento de Maggie.‘,24,115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l cometa de Ba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descubre un cometa que resulta estar en trayectoria de colisión con la Tierr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0];[.$I$1];[.$H$1];[.C120];[.$H$1];[.$I$1];[.F120];[.$I$1];[.$H$1];[.E120];[.$H$1];[.$I$1];[.D120];[.$I$1];[.B120];[.$J$1];[.$I$1])" office:value-type="string" office:string-value="(14,‘El cometa de Bart‘,6,‘Bart descubre un cometa que resulta estar en trayectoria de colisión con la Tierra.‘,24,116)," calcext:value-type="string">
            <text:p>(14,‘El cometa de Bart‘,6,‘Bart descubre un cometa que resulta estar en trayectoria de colisión con la Tierra.‘,24,116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omie, el payas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se parece a Krusty, y eso le da beneficios hasta que llegan unos mafiosos y lo secuestran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1];[.$I$1];[.$H$1];[.C121];[.$H$1];[.$I$1];[.F121];[.$I$1];[.$H$1];[.E121];[.$H$1];[.$I$1];[.D121];[.$I$1];[.B121];[.$J$1];[.$I$1])" office:value-type="string" office:string-value="(15,‘Homie, el payaso‘,6,‘Homero se parece a Krusty, y eso le da beneficios hasta que llegan unos mafiosos y lo secuestran.‘,24,117)," calcext:value-type="string">
            <text:p>(15,‘Homie, el payaso‘,6,‘Homero se parece a Krusty, y eso le da beneficios hasta que llegan unos mafiosos y lo secuestran.‘,24,117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rt contra Austral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va a Autralia para disculparse por una broma, pero le muestra el trasero al primer ministr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2];[.$I$1];[.$H$1];[.C122];[.$H$1];[.$I$1];[.F122];[.$I$1];[.$H$1];[.E122];[.$H$1];[.$I$1];[.D122];[.$I$1];[.B122];[.$J$1];[.$I$1])" office:value-type="string" office:string-value="(16,‘Bart contra Australia‘,6,‘Bart va a Autralia para disculparse por una broma, pero le muestra el trasero al primer ministro.‘,24,118)," calcext:value-type="string">
            <text:p>(16,‘Bart contra Australia‘,6,‘Bart va a Autralia para disculparse por una broma, pero le muestra el trasero al primer ministro.‘,24,118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omero contra Patty y Sel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le pide un préstamo a las hermanas de Marge, que eligen la humillación como forma de pag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3];[.$I$1];[.$H$1];[.C123];[.$H$1];[.$I$1];[.F123];[.$I$1];[.$H$1];[.E123];[.$H$1];[.$I$1];[.D123];[.$I$1];[.B123];[.$J$1];[.$I$1])" office:value-type="string" office:string-value="(17,‘Homero contra Patty y Selma‘,6,‘Homero le pide un préstamo a las hermanas de Marge, que eligen la humillación como forma de pago.‘,24,119)," calcext:value-type="string">
            <text:p>(17,‘Homero contra Patty y Selma‘,6,‘Homero le pide un préstamo a las hermanas de Marge, que eligen la humillación como forma de pago.‘,24,119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na estrella estrellad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 crítico de cine llega a Springfield para un festival con películas locales en competenci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4];[.$I$1];[.$H$1];[.C124];[.$H$1];[.$I$1];[.F124];[.$I$1];[.$H$1];[.E124];[.$H$1];[.$I$1];[.D124];[.$I$1];[.B124];[.$J$1];[.$I$1])" office:value-type="string" office:string-value="(18,‘Una estrella estrellada‘,6,‘Un crítico de cine llega a Springfield para un festival con películas locales en competencia.‘,24,120)," calcext:value-type="string">
            <text:p>(18,‘Una estrella estrellada‘,6,‘Un crítico de cine llega a Springfield para un festival con películas locales en competencia.‘,24,12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 boda de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a adivina predice el compromiso de Lisa con un compañero de estudio de la aristocracia británic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5];[.$I$1];[.$H$1];[.C125];[.$H$1];[.$I$1];[.F125];[.$I$1];[.$H$1];[.E125];[.$H$1];[.$I$1];[.D125];[.$I$1];[.B125];[.$J$1];[.$I$1])" office:value-type="string" office:string-value="(19,‘La boda de Lisa‘,6,‘Una adivina predice el compromiso de Lisa con un compañero de estudio de la aristocracia británica.‘,24,121)," calcext:value-type="string">
            <text:p>(19,‘La boda de Lisa‘,6,‘Una adivina predice el compromiso de Lisa con un compañero de estudio de la aristocracia británica.‘,24,121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Un galgo llamado Mont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Simpson terminados con veinticinco cachorros, pero Burns los quiere para fines malvados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6];[.$I$1];[.$H$1];[.C126];[.$H$1];[.$I$1];[.F126];[.$I$1];[.$H$1];[.E126];[.$H$1];[.$I$1];[.D126];[.$I$1];[.B126];[.$J$1];[.$I$1])" office:value-type="string" office:string-value="(20,‘Un galgo llamado Monty‘,6,‘Los Simpson terminados con veinticinco cachorros, pero Burns los quiere para fines malvados.‘,24,122)," calcext:value-type="string">
            <text:p>(20,‘Un galgo llamado Monty‘,6,‘Los Simpson terminados con veinticinco cachorros, pero Burns los quiere para fines malvados.‘,24,122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ucha educativ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s maestros de la escuela de Springfield hacen huelga, y los padres intervienen y dan las clases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7];[.$I$1];[.$H$1];[.C127];[.$H$1];[.$I$1];[.F127];[.$I$1];[.$H$1];[.E127];[.$H$1];[.$I$1];[.D127];[.$I$1];[.B127];[.$J$1];[.$I$1])" office:value-type="string" office:string-value="(21,‘Lucha educativa‘,6,‘Los maestros de la escuela de Springfield hacen huelga, y los padres intervienen y dan las clases.‘,24,123)," calcext:value-type="string">
            <text:p>(21,‘Lucha educativa‘,6,‘Los maestros de la escuela de Springfield hacen huelga, y los padres intervienen y dan las clases.‘,24,123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or la ciudad de Spring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visita a Bart en el hospital y descubre que Encías Sangrantes también está ahí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8];[.$I$1];[.$H$1];[.C128];[.$H$1];[.$I$1];[.F128];[.$I$1];[.$H$1];[.E128];[.$H$1];[.$I$1];[.D128];[.$I$1];[.B128];[.$J$1];[.$I$1])" office:value-type="string" office:string-value="(22,‘Por la ciudad de Springfield‘,6,‘Lisa visita a Bart en el hospital y descubre que Encías Sangrantes también está ahí.‘,24,124)," calcext:value-type="string">
            <text:p>(22,‘Por la ciudad de Springfield‘,6,‘Lisa visita a Bart en el hospital y descubre que Encías Sangrantes también está ahí.‘,24,124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ntacto en Spring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ge se hace policía y descubre que el trabajo no es tan divertido como ella esperaba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29];[.$I$1];[.$H$1];[.C129];[.$H$1];[.$I$1];[.F129];[.$I$1];[.$H$1];[.E129];[.$H$1];[.$I$1];[.D129];[.$I$1];[.B129];[.$J$1];[.$I$1])" office:value-type="string" office:string-value="(23,‘Contacto en Springfield‘,6,‘Marge se hace policía y descubre que el trabajo no es tan divertido como ella esperaba.‘,24,125)," calcext:value-type="string">
            <text:p>(23,‘Contacto en Springfield‘,6,‘Marge se hace policía y descubre que el trabajo no es tan divertido como ella esperaba.‘,24,125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l limón de Troy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os niños de Shelbyville roban el famoso limonero de Springfield, y Bart promete recuperarlo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30];[.$I$1];[.$H$1];[.C130];[.$H$1];[.$I$1];[.F130];[.$I$1];[.$H$1];[.E130];[.$H$1];[.$I$1];[.D130];[.$I$1];[.B130];[.$J$1];[.$I$1])" office:value-type="string" office:string-value="(24,‘El limón de Troya‘,6,‘Unos niños de Shelbyville roban el famoso limonero de Springfield, y Bart promete recuperarlo.‘,24,126)," calcext:value-type="string">
            <text:p>(24,‘El limón de Troya‘,6,‘Unos niños de Shelbyville roban el famoso limonero de Springfield, y Bart promete recuperarlo.‘,24,126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¿Quién mató al Sr. Burns? 1Ra par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rns misteriosamente recibe un disparo en el pecho, y no son pocos los sospechosos.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CONCATENATE([.$G$1];[.A131];[.$I$1];[.$H$1];[.C131];[.$H$1];[.$I$1];[.F131];[.$I$1];[.$H$1];[.E131];[.$H$1];[.$I$1];[.D131];[.$I$1];[.B131];[.$J$1];[.$I$1])" office:value-type="string" office:string-value="(25,‘¿Quién mató al Sr. Burns? 1Ra parte‘,6,‘Burns misteriosamente recibe un disparo en el pecho, y no son pocos los sospechosos.‘,24,127)," calcext:value-type="string">
            <text:p>(25,‘¿Quién mató al Sr. Burns? 1Ra parte‘,6,‘Burns misteriosamente recibe un disparo en el pecho, y no son pocos los sospechosos.‘,24,127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¿Quién mató al Sr. Burns? 2Da par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l jefe Górgory investiga quién le disparó al señor Burns en un episodio que parodia dramas de TV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2];[.$I$1];[.$H$1];[.C132];[.$H$1];[.$I$1];[.F132];[.$I$1];[.$H$1];[.E132];[.$H$1];[.$I$1];[.D132];[.$I$1];[.B132];[.$J$1];[.$I$1])" office:value-type="string" office:string-value="(1,‘¿Quién mató al Sr. Burns? 2Da parte‘,7,‘El jefe Górgory investiga quién le disparó al señor Burns en un episodio que parodia dramas de TV.‘,25,128)," calcext:value-type="string">
            <text:p>(1,‘¿Quién mató al Sr. Burns? 2Da parte‘,7,‘El jefe Górgory investiga quién le disparó al señor Burns en un episodio que parodia dramas de TV.‘,25,128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l Hombre Radioactiv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lega el rodaje de una película de superhéroes, y Milhouse consigue el rol de compinche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3];[.$I$1];[.$H$1];[.C133];[.$H$1];[.$I$1];[.F133];[.$I$1];[.$H$1];[.E133];[.$H$1];[.$I$1];[.D133];[.$I$1];[.B133];[.$J$1];[.$I$1])" office:value-type="string" office:string-value="(2,‘El Hombre Radioactivo‘,7,‘Llega el rodaje de una película de superhéroes, y Milhouse consigue el rol de compinche.‘,24,129)," calcext:value-type="string">
            <text:p>(2,‘El Hombre Radioactivo‘,7,‘Llega el rodaje de una película de superhéroes, y Milhouse consigue el rol de compinche.‘,24,129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Hogar, dulce hogarcirijil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ego de varias desventajas, los niños Simpson quedan bajo la custodia de Ned y Maude Flanders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4];[.$I$1];[.$H$1];[.C134];[.$H$1];[.$I$1];[.F134];[.$I$1];[.$H$1];[.E134];[.$H$1];[.$I$1];[.D134];[.$I$1];[.B134];[.$J$1];[.$I$1])" office:value-type="string" office:string-value="(3,‘Hogar, dulce hogarcirijillo‘,7,‘Luego de varias desventajas, los niños Simpson quedan bajo la custodia de Ned y Maude Flanders.‘,24,130)," calcext:value-type="string">
            <text:p>(3,‘Hogar, dulce hogarcirijillo‘,7,‘Luego de varias desventajas, los niños Simpson quedan bajo la custodia de Ned y Maude Flanders.‘,24,13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art vende su al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le vende el alma a Milhouse por cinco dólares y luego se arrepiente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5];[.$I$1];[.$H$1];[.C135];[.$H$1];[.$I$1];[.F135];[.$I$1];[.$H$1];[.E135];[.$H$1];[.$I$1];[.D135];[.$I$1];[.B135];[.$J$1];[.$I$1])" office:value-type="string" office:string-value="(4,‘Bart vende su alma‘,7,‘Bart le vende el alma a Milhouse por cinco dólares y luego se arrepiente.‘,24,131)," calcext:value-type="string">
            <text:p>(4,‘Bart vende su alma‘,7,‘Bart le vende el alma a Milhouse por cinco dólares y luego se arrepiente.‘,24,131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isa, la vegetarian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ya no puede comer cordero, entonces sus amigos y Homero se burlan de ell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6];[.$I$1];[.$H$1];[.C136];[.$H$1];[.$I$1];[.F136];[.$I$1];[.$H$1];[.E136];[.$H$1];[.$I$1];[.D136];[.$I$1];[.B136];[.$J$1];[.$I$1])" office:value-type="string" office:string-value="(5,‘Lisa, la vegetariana‘,7,‘Lisa ya no puede comer cordero, entonces sus amigos y Homero se burlan de ella.‘,24,132)," calcext:value-type="string">
            <text:p>(5,‘Lisa, la vegetariana‘,7,‘Lisa ya no puede comer cordero, entonces sus amigos y Homero se burlan de ella.‘,24,132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 casitas del terror V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uncios Atacan Springfield, Willie aterroriza a los niños y Homero entra al mundo tridimensional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7];[.$I$1];[.$H$1];[.C137];[.$H$1];[.$I$1];[.F137];[.$I$1];[.$H$1];[.E137];[.$H$1];[.$I$1];[.D137];[.$I$1];[.B137];[.$J$1];[.$I$1])" office:value-type="string" office:string-value="(6,‘La casitas del terror VI‘,7,‘Anuncios Atacan Springfield, Willie aterroriza a los niños y Homero entra al mundo tridimensional.‘,24,133)," calcext:value-type="string">
            <text:p>(6,‘La casitas del terror VI‘,7,‘Anuncios Atacan Springfield, Willie aterroriza a los niños y Homero entra al mundo tridimensional.‘,24,133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omero tamaño famili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engorda para tener beneficios de incapacidad y trabajar desde casa, pero todos se derrumb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8];[.$I$1];[.$H$1];[.C138];[.$H$1];[.$I$1];[.F138];[.$I$1];[.$H$1];[.E138];[.$H$1];[.$I$1];[.D138];[.$I$1];[.B138];[.$J$1];[.$I$1])" office:value-type="string" office:string-value="(7,‘Homero tamaño familiar‘,7,‘Homero engorda para tener beneficios de incapacidad y trabajar desde casa, pero todos se derrumba.‘,24,134)," calcext:value-type="string">
            <text:p>(7,‘Homero tamaño familiar‘,7,‘Homero engorda para tener beneficios de incapacidad y trabajar desde casa, pero todos se derrumba.‘,24,134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amá Simps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parece la madre de Homero, y la familia descubre que era una radical en los sesent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39];[.$I$1];[.$H$1];[.C139];[.$H$1];[.$I$1];[.F139];[.$I$1];[.$H$1];[.E139];[.$H$1];[.$I$1];[.D139];[.$I$1];[.B139];[.$J$1];[.$I$1])" office:value-type="string" office:string-value="(8,‘Mamá Simpson‘,7,‘Reaparece la madre de Homero, y la familia descubre que era una radical en los sesenta.‘,24,135)," calcext:value-type="string">
            <text:p>(8,‘Mamá Simpson‘,7,‘Reaparece la madre de Homero, y la familia descubre que era una radical en los sesenta.‘,24,135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 última carcajada de Bob Patiñ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v Patiño regresa y trata de destruir a a Krusty con el avión de los hermanos Wright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0];[.$I$1];[.$H$1];[.C140];[.$H$1];[.$I$1];[.F140];[.$I$1];[.$H$1];[.E140];[.$H$1];[.$I$1];[.D140];[.$I$1];[.B140];[.$J$1];[.$I$1])" office:value-type="string" office:string-value="(9,‘La última carcajada de Bob Patiño‘,7,‘Bov Patiño regresa y trata de destruir a a Krusty con el avión de los hermanos Wright.‘,24,136)," calcext:value-type="string">
            <text:p>(9,‘La última carcajada de Bob Patiño‘,7,‘Bov Patiño regresa y trata de destruir a a Krusty con el avión de los hermanos Wright.‘,24,136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l episodio espectacular 1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 episodio con videos nunca antes vistos y finales alternativos de “¿Quién mato al señor Burns?”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1];[.$I$1];[.$H$1];[.C141];[.$H$1];[.$I$1];[.F141];[.$I$1];[.$H$1];[.E141];[.$H$1];[.$I$1];[.D141];[.$I$1];[.B141];[.$J$1];[.$I$1])" office:value-type="string" office:string-value="(10,‘El episodio espectacular 138‘,7,‘Un episodio con videos nunca antes vistos y finales alternativos de “¿Quién mato al señor Burns?”.‘,24,137)," calcext:value-type="string">
            <text:p>(10,‘El episodio espectacular 138‘,7,‘Un episodio con videos nunca antes vistos y finales alternativos de “¿Quién mato al señor Burns?”.‘,24,137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l bebé de mamá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cae preso por robar y decepciona a Marge, entonces se desespera por recuperar su respeto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2];[.$I$1];[.$H$1];[.C142];[.$H$1];[.$I$1];[.F142];[.$I$1];[.$H$1];[.E142];[.$H$1];[.$I$1];[.D142];[.$I$1];[.B142];[.$J$1];[.$I$1])" office:value-type="string" office:string-value="(11,‘El bebé de mamá‘,7,‘Bart cae preso por robar y decepciona a Marge, entonces se desespera por recuperar su respeto.‘,24,138)," calcext:value-type="string">
            <text:p>(11,‘El bebé de mamá‘,7,‘Bart cae preso por robar y decepciona a Marge, entonces se desespera por recuperar su respeto.‘,24,138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 equipo de Homer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se ve obligado a incluir al señor Burns en el equipo de bolos por el dinero de la adminsíon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3];[.$I$1];[.$H$1];[.C143];[.$H$1];[.$I$1];[.F143];[.$I$1];[.$H$1];[.E143];[.$H$1];[.$I$1];[.D143];[.$I$1];[.B143];[.$J$1];[.$I$1])" office:value-type="string" office:string-value="(12,‘El equipo de Homero‘,7,‘Homero se ve obligado a incluir al señor Burns en el equipo de bolos por el dinero de la adminsíon.‘,24,139)," calcext:value-type="string">
            <text:p>(12,‘El equipo de Homero‘,7,‘Homero se ve obligado a incluir al señor Burns en el equipo de bolos por el dinero de la adminsíon.‘,24,139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l mal vecin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expresidente George H. W. Bush compra la casa de enfrente de los Simpson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4];[.$I$1];[.$H$1];[.C144];[.$H$1];[.$I$1];[.F144];[.$I$1];[.$H$1];[.E144];[.$H$1];[.$I$1];[.D144];[.$I$1];[.B144];[.$J$1];[.$I$1])" office:value-type="string" office:string-value="(13,‘El mal vecino‘,7,‘El expresidente George H. W. Bush compra la casa de enfrente de los Simpson.‘,24,140)," calcext:value-type="string">
            <text:p>(13,‘El mal vecino‘,7,‘El expresidente George H. W. Bush compra la casa de enfrente de los Simpson.‘,24,140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ucha de clases en Spring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descubre que el señor Burns hace trampa en el golf, y Marge no encaja en la clase alt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5];[.$I$1];[.$H$1];[.C145];[.$H$1];[.$I$1];[.F145];[.$I$1];[.$H$1];[.E145];[.$H$1];[.$I$1];[.D145];[.$I$1];[.B145];[.$J$1];[.$I$1])" office:value-type="string" office:string-value="(14,‘Lucha de clases en Springfield‘,7,‘Homero descubre que el señor Burns hace trampa en el golf, y Marge no encaja en la clase alta.‘,24,141)," calcext:value-type="string">
            <text:p>(14,‘Lucha de clases en Springfield‘,7,‘Homero descubre que el señor Burns hace trampa en el golf, y Marge no encaja en la clase alta.‘,24,141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art, el sopló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rusty el Payaso finge su muerte, y Bart intenta convencerlo de volver a la sociedad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6];[.$I$1];[.$H$1];[.C146];[.$H$1];[.$I$1];[.F146];[.$I$1];[.$H$1];[.E146];[.$H$1];[.$I$1];[.D146];[.$I$1];[.B146];[.$J$1];[.$I$1])" office:value-type="string" office:string-value="(15,‘Bart, el soplón‘,7,‘Krusty el Payaso finge su muerte, y Bart intenta convencerlo de volver a la sociedad.‘,24,142)," calcext:value-type="string">
            <text:p>(15,‘Bart, el soplón‘,7,‘Krusty el Payaso finge su muerte, y Bart intenta convencerlo de volver a la sociedad.‘,24,142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isa, la iconoclast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descubre que Jeremías Springfield, el fundador de la ciudad, fue un hombre terrible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7];[.$I$1];[.$H$1];[.C147];[.$H$1];[.$I$1];[.F147];[.$I$1];[.$H$1];[.E147];[.$H$1];[.$I$1];[.D147];[.$I$1];[.B147];[.$J$1];[.$I$1])" office:value-type="string" office:string-value="(16,‘Lisa, la iconoclasta ‘,7,‘Lisa descubre que Jeremías Springfield, el fundador de la ciudad, fue un hombre terrible.‘,24,143)," calcext:value-type="string">
            <text:p>(16,‘Lisa, la iconoclasta ‘,7,‘Lisa descubre que Jeremías Springfield, el fundador de la ciudad, fue un hombre terrible.‘,24,143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omero Smith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s despedir a Smithers, el señor Burns se accidenta y depende, otra vez, de su antiguo asistente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8];[.$I$1];[.$H$1];[.C148];[.$H$1];[.$I$1];[.F148];[.$I$1];[.$H$1];[.E148];[.$H$1];[.$I$1];[.D148];[.$I$1];[.B148];[.$J$1];[.$I$1])" office:value-type="string" office:string-value="(17,‘Homero Smithers‘,7,‘Tras despedir a Smithers, el señor Burns se accidenta y depende, otra vez, de su antiguo asistente.‘,24,144)," calcext:value-type="string">
            <text:p>(17,‘Homero Smithers‘,7,‘Tras despedir a Smithers, el señor Burns se accidenta y depende, otra vez, de su antiguo asistente.‘,24,144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l día que murió la violenc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conoce el creador de Tomy y Daly y lo ayuda a demandar al estudio que tiene los derechos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49];[.$I$1];[.$H$1];[.C149];[.$H$1];[.$I$1];[.F149];[.$I$1];[.$H$1];[.E149];[.$H$1];[.$I$1];[.D149];[.$I$1];[.B149];[.$J$1];[.$I$1])" office:value-type="string" office:string-value="(18,‘El día que murió la violencia‘,7,‘Bart conoce el creador de Tomy y Daly y lo ayuda a demandar al estudio que tiene los derechos.‘,24,145)," calcext:value-type="string">
            <text:p>(18,‘El día que murió la violencia‘,7,‘Bart conoce el creador de Tomy y Daly y lo ayuda a demandar al estudio que tiene los derechos.‘,24,145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l sueño de amor de Sel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oy McClure se casa con la hermana de Marge para ocultarse al mundo su peculiar fetiche sexual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0];[.$I$1];[.$H$1];[.C150];[.$H$1];[.$I$1];[.F150];[.$I$1];[.$H$1];[.E150];[.$H$1];[.$I$1];[.D150];[.$I$1];[.B150];[.$J$1];[.$I$1])" office:value-type="string" office:string-value="(19,‘El sueño de amor de Selma‘,7,‘Troy McClure se casa con la hermana de Marge para ocultarse al mundo su peculiar fetiche sexual.‘,24,146)," calcext:value-type="string">
            <text:p>(19,‘El sueño de amor de Selma‘,7,‘Troy McClure se casa con la hermana de Marge para ocultarse al mundo su peculiar fetiche sexual.‘,24,146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rt recorre el mund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t falsifica una licencia de conducir y conduce hasta Knoxville, Tennessee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1];[.$I$1];[.$H$1];[.C151];[.$H$1];[.$I$1];[.F151];[.$I$1];[.$H$1];[.E151];[.$H$1];[.$I$1];[.D151];[.$I$1];[.B151];[.$J$1];[.$I$1])" office:value-type="string" office:string-value="(20,‘Bart recorre el mundo‘,7,‘Bart falsifica una licencia de conducir y conduce hasta Knoxville, Tennessee.‘,24,147)," calcext:value-type="string">
            <text:p>(20,‘Bart recorre el mundo‘,7,‘Bart falsifica una licencia de conducir y conduce hasta Knoxville, Tennessee.‘,24,147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eintidós películas cortas sobre Springfie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kinner cena con su jefe, Maggie queda atrapada, y Nelson recibe su merecido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2];[.$I$1];[.$H$1];[.C152];[.$H$1];[.$I$1];[.F152];[.$I$1];[.$H$1];[.E152];[.$H$1];[.$I$1];[.D152];[.$I$1];[.B152];[.$J$1];[.$I$1])" office:value-type="string" office:string-value="(21,‘Veintidós películas cortas sobre Springfield‘,7,‘Skinner cena con su jefe, Maggie queda atrapada, y Nelson recibe su merecido.‘,24,148)," calcext:value-type="string">
            <text:p>(21,‘Veintidós películas cortas sobre Springfield‘,7,‘Skinner cena con su jefe, Maggie queda atrapada, y Nelson recibe su merecido.‘,24,148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i héroe, el abuel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l abuelo heredará una fortuna de su antigua unidad del ejército. Si el señor Burns muere antes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3];[.$I$1];[.$H$1];[.C153];[.$H$1];[.$I$1];[.F153];[.$I$1];[.$H$1];[.E153];[.$H$1];[.$I$1];[.D153];[.$I$1];[.B153];[.$J$1];[.$I$1])" office:value-type="string" office:string-value="(22,‘Mi héroe, el abuelo‘,7,‘El abuelo heredará una fortuna de su antigua unidad del ejército. Si el señor Burns muere antes.‘,24,149)," calcext:value-type="string">
            <text:p>(22,‘Mi héroe, el abuelo‘,7,‘El abuelo heredará una fortuna de su antigua unidad del ejército. Si el señor Burns muere antes.‘,24,149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¿Y dónde está el inmigrante?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ingfield le pone fin a la inmigración ilegal, y Apu estudia para la prueba de ciudadaní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4];[.$I$1];[.$H$1];[.C154];[.$H$1];[.$I$1];[.F154];[.$I$1];[.$H$1];[.E154];[.$H$1];[.$I$1];[.D154];[.$I$1];[.B154];[.$J$1];[.$I$1])" office:value-type="string" office:string-value="(23,‘¿Y dónde está el inmigrante?‘,7,‘Spingfield le pone fin a la inmigración ilegal, y Apu estudia para la prueba de ciudadanía.‘,24,150)," calcext:value-type="string">
            <text:p>(23,‘¿Y dónde está el inmigrante?‘,7,‘Spingfield le pone fin a la inmigración ilegal, y Apu estudia para la prueba de ciudadanía.‘,24,15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ventó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ro hace una gira con bandas de rock y atrapa balas de cañón para entretener al público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5];[.$I$1];[.$H$1];[.C155];[.$H$1];[.$I$1];[.F155];[.$I$1];[.$H$1];[.E155];[.$H$1];[.$I$1];[.D155];[.$I$1];[.B155];[.$J$1];[.$I$1])" office:value-type="string" office:string-value="(24,‘Reventón‘,7,‘Homero hace una gira con bandas de rock y atrapa balas de cañón para entretener al público.‘,24,151)," calcext:value-type="string">
            <text:p>(24,‘Reventón‘,7,‘Homero hace una gira con bandas de rock y atrapa balas de cañón para entretener al público.‘,24,151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Yo amo a Lis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a se vuelve popular por su nuevo grupo, y Bart se convierte en mala onda.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CONCATENATE([.$G$1];[.A156];[.$I$1];[.$H$1];[.C156];[.$H$1];[.$I$1];[.F156];[.$I$1];[.$H$1];[.E156];[.$H$1];[.$I$1];[.D156];[.$I$1];[.B156];[.$J$1];[.$I$1])" office:value-type="string" office:string-value="(25,‘Yo amo a Lisa‘,7,‘Lisa se vuelve popular por su nuevo grupo, y Bart se convierte en mala onda.‘,24,152)," calcext:value-type="string">
            <text:p>(25,‘Yo amo a Lisa‘,7,‘Lisa se vuelve popular por su nuevo grupo, y Bart se convierte en mala onda.‘,24,152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4:56:58.854000000</meta:creation-date>
    <dc:date>2021-10-01T00:12:13.911000000</dc:date>
    <meta:editing-duration>PT30M34S</meta:editing-duration>
    <meta:editing-cycles>1</meta:editing-cycles>
    <meta:document-statistic meta:table-count="1" meta:cell-count="1074" meta:object-count="0"/>
    <meta:generator>LibreOffice/7.2.0.4$Windows_X86_64 LibreOffice_project/9a9c6381e3f7a62afc1329bd359cc48accb6435b</meta:generator>
  </office:meta>
</office:document-meta>
</file>